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3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1.1945in"/>
    </style:style>
    <style:style style:name="ro1" style:family="table-row">
      <style:table-row-properties style:row-height="0.0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cell-protect="none" style:print-content="true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.2563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.2563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0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10003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0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10003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03">
      <style:table-cell-properties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03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000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10003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00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23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4" style:family="table-cell" style:parent-style-name="Default">
      <style:table-cell-properties style:cell-protect="none" style:print-content="true" fo:background-color="transparent" style:rotation-align="none"/>
    </style:style>
    <style:style style:name="ce25" style:family="table-cell" style:parent-style-name="Default" style:data-style-name="N10003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27" style:family="table-cell" style:parent-style-name="Default" style:data-style-name="N10003">
      <style:table-cell-properties style:cell-protect="none" style:print-content="true" style:rotation-align="none"/>
    </style:style>
    <style:style style:name="ce28" style:family="table-cell" style:parent-style-name="Default">
      <style:text-properties style:font-name="Courier"/>
    </style:style>
    <style:style style:name="T1" style:family="text">
      <style:text-properties style:use-window-font-color="true" style:text-outline="fals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Table with row headers in column A and column headers in rows 5 through 6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able 1. <text:s/>Educational Attainment of the Population 18 Years and Over, by Age, Sex, Race, and Hispanic Origin: <text:s/>2013</text:p>
          </table:table-cell>
          <table:table-cell table:style-name="ce11" table:number-columns-repeated="9"/>
          <table:table-cell table:style-name="ce24" table:number-columns-repeated="1014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1" table:number-rows-spanned="2">
            <text:p>All Races</text:p>
          </table:table-cell>
          <table:table-cell table:style-name="ce12" office:value-type="string" calcext:value-type="string" table:number-columns-spanned="16" table:number-rows-spanned="1">
            <text:p>Educational Attainment</text:p>
          </table:table-cell>
          <table:covered-table-cell table:number-columns-repeated="14" table:style-name="ce16"/>
          <table:covered-table-cell table:style-name="ce25"/>
          <table:table-cell table:number-columns-repeated="1007"/>
        </table:table-row>
        <table:table-row table:style-name="ro4">
          <table:covered-table-cell table:style-name="ce5"/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None</text:p>
          </table:table-cell>
          <table:table-cell table:style-name="ce21" office:value-type="string" calcext:value-type="string">
            <text:p>1st - 4th grade</text:p>
          </table:table-cell>
          <table:table-cell table:style-name="ce21" office:value-type="string" calcext:value-type="string">
            <text:p>5th - 6th grade</text:p>
          </table:table-cell>
          <table:table-cell table:style-name="ce21" office:value-type="string" calcext:value-type="string">
            <text:p>7th - 8th grade</text:p>
          </table:table-cell>
          <table:table-cell table:style-name="ce21" office:value-type="string" calcext:value-type="string">
            <text:p>9th grade</text:p>
          </table:table-cell>
          <table:table-cell table:style-name="ce21" office:value-type="string" calcext:value-type="string">
            <text:p>10th grade</text:p>
          </table:table-cell>
          <table:table-cell table:style-name="ce21" office:value-type="string" calcext:value-type="string">
            <text:p>11th grade /2</text:p>
          </table:table-cell>
          <table:table-cell table:style-name="ce21" office:value-type="string" calcext:value-type="string">
            <text:p>High school graduate</text:p>
          </table:table-cell>
          <table:table-cell table:style-name="ce21" office:value-type="string" calcext:value-type="string">
            <text:p>Some college no degree</text:p>
          </table:table-cell>
          <table:table-cell table:style-name="ce21" office:value-type="string" calcext:value-type="string">
            <text:p>Associate's degree, occupational</text:p>
          </table:table-cell>
          <table:table-cell table:style-name="ce21" office:value-type="string" calcext:value-type="string">
            <text:p>Associate's degree, academic</text:p>
          </table:table-cell>
          <table:table-cell table:style-name="ce21" office:value-type="string" calcext:value-type="string">
            <text:p>Bachelor's degree</text:p>
          </table:table-cell>
          <table:table-cell table:style-name="ce21" office:value-type="string" calcext:value-type="string">
            <text:p>Master's degree</text:p>
          </table:table-cell>
          <table:table-cell table:style-name="ce21" office:value-type="string" calcext:value-type="string">
            <text:p>Professional degree</text:p>
          </table:table-cell>
          <table:table-cell table:style-name="ce21" office:value-type="string" calcext:value-type="string">
            <text:p>Doctoral degree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Male</text:p>
          </table:table-cell>
          <table:table-cell table:style-name="ce13"/>
          <table:table-cell table:style-name="ce17"/>
          <table:table-cell table:style-name="ce22" table:number-columns-repeated="14"/>
          <table:table-cell table:style-name="ce26" table:number-columns-repeated="1007"/>
        </table:table-row>
        <table:table-row table:style-name="ro3">
          <table:table-cell table:style-name="ce7" office:value-type="string" calcext:value-type="string">
            <text:p>..<text:span text:style-name="T1">18 to 24 years</text:span></text:p>
          </table:table-cell>
          <table:table-cell table:style-name="ce14" office:value-type="float" office:value="15142" calcext:value-type="float">
            <text:p>15,14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07" calcext:value-type="float">
            <text:p>207</text:p>
          </table:table-cell>
          <table:table-cell table:style-name="ce18" office:value-type="float" office:value="415" calcext:value-type="float">
            <text:p>415</text:p>
          </table:table-cell>
          <table:table-cell table:style-name="ce14" office:value-type="float" office:value="2043" calcext:value-type="float">
            <text:p>2,043</text:p>
          </table:table-cell>
          <table:table-cell table:style-name="ce14" office:value-type="float" office:value="4622" calcext:value-type="float">
            <text:p>4,622</text:p>
          </table:table-cell>
          <table:table-cell table:style-name="ce14" office:value-type="float" office:value="5476" calcext:value-type="float">
            <text:p>5,476</text:p>
          </table:table-cell>
          <table:table-cell table:style-name="ce18" office:value-type="float" office:value="332" calcext:value-type="float">
            <text:p>332</text:p>
          </table:table-cell>
          <table:table-cell table:style-name="ce18" office:value-type="float" office:value="451" calcext:value-type="float">
            <text:p>451</text:p>
          </table:table-cell>
          <table:table-cell table:style-name="ce14" office:value-type="float" office:value="1253" calcext:value-type="float">
            <text:p>1,253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25 to 29 years</text:span></text:p>
          </table:table-cell>
          <table:table-cell table:style-name="ce14" office:value-type="float" office:value="10628" calcext:value-type="float">
            <text:p>10,62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526" calcext:value-type="float">
            <text:p>526</text:p>
          </table:table-cell>
          <table:table-cell table:style-name="ce14" office:value-type="float" office:value="3183" calcext:value-type="float">
            <text:p>3,183</text:p>
          </table:table-cell>
          <table:table-cell table:style-name="ce14" office:value-type="float" office:value="2104" calcext:value-type="float">
            <text:p>2,104</text:p>
          </table:table-cell>
          <table:table-cell table:style-name="ce18" office:value-type="float" office:value="367" calcext:value-type="float">
            <text:p>367</text:p>
          </table:table-cell>
          <table:table-cell table:style-name="ce18" office:value-type="float" office:value="523" calcext:value-type="float">
            <text:p>523</text:p>
          </table:table-cell>
          <table:table-cell table:style-name="ce14" office:value-type="float" office:value="2604" calcext:value-type="float">
            <text:p>2,604</text:p>
          </table:table-cell>
          <table:table-cell table:style-name="ce18" office:value-type="float" office:value="421" calcext:value-type="float">
            <text:p>421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30</text:span><text:span text:style-name="T1"> to 34 years</text:span></text:p>
          </table:table-cell>
          <table:table-cell table:style-name="ce14" office:value-type="float" office:value="10189" calcext:value-type="float">
            <text:p>10,18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447" calcext:value-type="float">
            <text:p>447</text:p>
          </table:table-cell>
          <table:table-cell table:style-name="ce14" office:value-type="float" office:value="2875" calcext:value-type="float">
            <text:p>2,875</text:p>
          </table:table-cell>
          <table:table-cell table:style-name="ce14" office:value-type="float" office:value="1780" calcext:value-type="float">
            <text:p>1,780</text:p>
          </table:table-cell>
          <table:table-cell table:style-name="ce18" office:value-type="float" office:value="418" calcext:value-type="float">
            <text:p>418</text:p>
          </table:table-cell>
          <table:table-cell table:style-name="ce18" office:value-type="float" office:value="557" calcext:value-type="float">
            <text:p>557</text:p>
          </table:table-cell>
          <table:table-cell table:style-name="ce14" office:value-type="float" office:value="2255" calcext:value-type="float">
            <text:p>2,255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54" calcext:value-type="float">
            <text:p>154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35 to 39 years</text:span></text:p>
          </table:table-cell>
          <table:table-cell table:style-name="ce14" office:value-type="float" office:value="9461" calcext:value-type="float">
            <text:p>9,461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177" calcext:value-type="float">
            <text:p>177</text:p>
          </table:table-cell>
          <table:table-cell table:style-name="ce18" office:value-type="float" office:value="181" calcext:value-type="float">
            <text:p>181</text:p>
          </table:table-cell>
          <table:table-cell table:style-name="ce18" office:value-type="float" office:value="320" calcext:value-type="float">
            <text:p>320</text:p>
          </table:table-cell>
          <table:table-cell table:style-name="ce14" office:value-type="float" office:value="2696" calcext:value-type="float">
            <text:p>2,696</text:p>
          </table:table-cell>
          <table:table-cell table:style-name="ce14" office:value-type="float" office:value="1613" calcext:value-type="float">
            <text:p>1,613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436" calcext:value-type="float">
            <text:p>436</text:p>
          </table:table-cell>
          <table:table-cell table:style-name="ce14" office:value-type="float" office:value="1959" calcext:value-type="float">
            <text:p>1,959</text:p>
          </table:table-cell>
          <table:table-cell table:style-name="ce18" office:value-type="float" office:value="837" calcext:value-type="float">
            <text:p>837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63" calcext:value-type="float">
            <text:p>163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40 to 44 years</text:span></text:p>
          </table:table-cell>
          <table:table-cell table:style-name="ce14" office:value-type="float" office:value="10162" calcext:value-type="float">
            <text:p>10,16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356" calcext:value-type="float">
            <text:p>356</text:p>
          </table:table-cell>
          <table:table-cell table:style-name="ce14" office:value-type="float" office:value="2927" calcext:value-type="float">
            <text:p>2,927</text:p>
          </table:table-cell>
          <table:table-cell table:style-name="ce14" office:value-type="float" office:value="1733" calcext:value-type="float">
            <text:p>1,733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550" calcext:value-type="float">
            <text:p>550</text:p>
          </table:table-cell>
          <table:table-cell table:style-name="ce14" office:value-type="float" office:value="2082" calcext:value-type="float">
            <text:p>2,082</text:p>
          </table:table-cell>
          <table:table-cell table:style-name="ce18" office:value-type="float" office:value="859" calcext:value-type="float">
            <text:p>859</text:p>
          </table:table-cell>
          <table:table-cell table:style-name="ce18" office:value-type="float" office:value="182" calcext:value-type="float">
            <text:p>182</text:p>
          </table:table-cell>
          <table:table-cell table:style-name="ce18" office:value-type="float" office:value="236" calcext:value-type="float">
            <text:p>236</text:p>
          </table:table-cell>
          <table:table-cell table:style-name="ce27"/>
          <table:table-cell table:number-columns-repeated="1006"/>
        </table:table-row>
        <table:table-row table:style-name="ro3">
          <table:table-cell table:style-name="ce7" office:value-type="string" calcext:value-type="string">
            <text:p>..<text:span text:style-name="T2">45</text:span><text:span text:style-name="T1"> to 49 years</text:span></text:p>
          </table:table-cell>
          <table:table-cell table:style-name="ce14" office:value-type="float" office:value="10319" calcext:value-type="float">
            <text:p>10,319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204" calcext:value-type="float">
            <text:p>204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397" calcext:value-type="float">
            <text:p>397</text:p>
          </table:table-cell>
          <table:table-cell table:style-name="ce14" office:value-type="float" office:value="3196" calcext:value-type="float">
            <text:p>3,196</text:p>
          </table:table-cell>
          <table:table-cell table:style-name="ce14" office:value-type="float" office:value="1527" calcext:value-type="float">
            <text:p>1,527</text:p>
          </table:table-cell>
          <table:table-cell table:style-name="ce18" office:value-type="float" office:value="522" calcext:value-type="float">
            <text:p>522</text:p>
          </table:table-cell>
          <table:table-cell table:style-name="ce18" office:value-type="float" office:value="503" calcext:value-type="float">
            <text:p>503</text:p>
          </table:table-cell>
          <table:table-cell table:style-name="ce14" office:value-type="float" office:value="2177" calcext:value-type="float">
            <text:p>2,177</text:p>
          </table:table-cell>
          <table:table-cell table:style-name="ce18" office:value-type="float" office:value="817" calcext:value-type="float">
            <text:p>817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182" calcext:value-type="float">
            <text:p>18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50 to 54 years</text:span></text:p>
          </table:table-cell>
          <table:table-cell table:style-name="ce14" office:value-type="float" office:value="10926" calcext:value-type="float">
            <text:p>10,926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217" calcext:value-type="float">
            <text:p>217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227" calcext:value-type="float">
            <text:p>227</text:p>
          </table:table-cell>
          <table:table-cell table:style-name="ce18" office:value-type="float" office:value="399" calcext:value-type="float">
            <text:p>399</text:p>
          </table:table-cell>
          <table:table-cell table:style-name="ce14" office:value-type="float" office:value="3598" calcext:value-type="float">
            <text:p>3,598</text:p>
          </table:table-cell>
          <table:table-cell table:style-name="ce14" office:value-type="float" office:value="1714" calcext:value-type="float">
            <text:p>1,714</text:p>
          </table:table-cell>
          <table:table-cell table:style-name="ce18" office:value-type="float" office:value="474" calcext:value-type="float">
            <text:p>474</text:p>
          </table:table-cell>
          <table:table-cell table:style-name="ce18" office:value-type="float" office:value="548" calcext:value-type="float">
            <text:p>548</text:p>
          </table:table-cell>
          <table:table-cell table:style-name="ce14" office:value-type="float" office:value="2025" calcext:value-type="float">
            <text:p>2,025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197" calcext:value-type="float">
            <text:p>197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5</text:span><text:span text:style-name="T1">5 to 59 years</text:span></text:p>
          </table:table-cell>
          <table:table-cell table:style-name="ce14" office:value-type="float" office:value="10099" calcext:value-type="float">
            <text:p>10,099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304" calcext:value-type="float">
            <text:p>304</text:p>
          </table:table-cell>
          <table:table-cell table:style-name="ce14" office:value-type="float" office:value="3367" calcext:value-type="float">
            <text:p>3,367</text:p>
          </table:table-cell>
          <table:table-cell table:style-name="ce14" office:value-type="float" office:value="1724" calcext:value-type="float">
            <text:p>1,724</text:p>
          </table:table-cell>
          <table:table-cell table:style-name="ce18" office:value-type="float" office:value="412" calcext:value-type="float">
            <text:p>412</text:p>
          </table:table-cell>
          <table:table-cell table:style-name="ce18" office:value-type="float" office:value="489" calcext:value-type="float">
            <text:p>489</text:p>
          </table:table-cell>
          <table:table-cell table:style-name="ce14" office:value-type="float" office:value="1800" calcext:value-type="float">
            <text:p>1,800</text:p>
          </table:table-cell>
          <table:table-cell table:style-name="ce18" office:value-type="float" office:value="810" calcext:value-type="float">
            <text:p>810</text:p>
          </table:table-cell>
          <table:table-cell table:style-name="ce18" office:value-type="float" office:value="238" calcext:value-type="float">
            <text:p>238</text:p>
          </table:table-cell>
          <table:table-cell table:style-name="ce18" office:value-type="float" office:value="249" calcext:value-type="float">
            <text:p>249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0 to 64 years</text:span></text:p>
          </table:table-cell>
          <table:table-cell table:style-name="ce14" office:value-type="float" office:value="8224" calcext:value-type="float">
            <text:p>8,224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90" calcext:value-type="float">
            <text:p>190</text:p>
          </table:table-cell>
          <table:table-cell table:style-name="ce14" office:value-type="float" office:value="2344" calcext:value-type="float">
            <text:p>2,344</text:p>
          </table:table-cell>
          <table:table-cell table:style-name="ce14" office:value-type="float" office:value="1438" calcext:value-type="float">
            <text:p>1,438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450" calcext:value-type="float">
            <text:p>450</text:p>
          </table:table-cell>
          <table:table-cell table:style-name="ce14" office:value-type="float" office:value="1657" calcext:value-type="float">
            <text:p>1,657</text:p>
          </table:table-cell>
          <table:table-cell table:style-name="ce18" office:value-type="float" office:value="792" calcext:value-type="float">
            <text:p>792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230" calcext:value-type="float">
            <text:p>230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5 to 69 years</text:span></text:p>
          </table:table-cell>
          <table:table-cell table:style-name="ce14" office:value-type="float" office:value="6900" calcext:value-type="float">
            <text:p>6,90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73" calcext:value-type="float">
            <text:p>173</text:p>
          </table:table-cell>
          <table:table-cell table:style-name="ce18" office:value-type="float" office:value="180" calcext:value-type="float">
            <text:p>180</text:p>
          </table:table-cell>
          <table:table-cell table:style-name="ce14" office:value-type="float" office:value="1917" calcext:value-type="float">
            <text:p>1,917</text:p>
          </table:table-cell>
          <table:table-cell table:style-name="ce14" office:value-type="float" office:value="1122" calcext:value-type="float">
            <text:p>1,122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326" calcext:value-type="float">
            <text:p>326</text:p>
          </table:table-cell>
          <table:table-cell table:style-name="ce14" office:value-type="float" office:value="1316" calcext:value-type="float">
            <text:p>1,316</text:p>
          </table:table-cell>
          <table:table-cell table:style-name="ce18" office:value-type="float" office:value="712" calcext:value-type="float">
            <text:p>712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268" calcext:value-type="float">
            <text:p>26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7</text:span><text:span text:style-name="T1">0 to 74 years</text:span></text:p>
          </table:table-cell>
          <table:table-cell table:style-name="ce14" office:value-type="float" office:value="4704" calcext:value-type="float">
            <text:p>4,70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205" calcext:value-type="float">
            <text:p>205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70" calcext:value-type="float">
            <text:p>170</text:p>
          </table:table-cell>
          <table:table-cell table:style-name="ce14" office:value-type="float" office:value="1433" calcext:value-type="float">
            <text:p>1,433</text:p>
          </table:table-cell>
          <table:table-cell table:style-name="ce18" office:value-type="float" office:value="690" calcext:value-type="float">
            <text:p>690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824" calcext:value-type="float">
            <text:p>824</text:p>
          </table:table-cell>
          <table:table-cell table:style-name="ce18" office:value-type="float" office:value="407" calcext:value-type="float">
            <text:p>407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48" calcext:value-type="float">
            <text:p>14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75 years and over</text:span></text:p>
          </table:table-cell>
          <table:table-cell table:style-name="ce14" office:value-type="float" office:value="7693" calcext:value-type="float">
            <text:p>7,69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37" calcext:value-type="float">
            <text:p>237</text:p>
          </table:table-cell>
          <table:table-cell table:style-name="ce18" office:value-type="float" office:value="472" calcext:value-type="float">
            <text:p>472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236" calcext:value-type="float">
            <text:p>236</text:p>
          </table:table-cell>
          <table:table-cell table:style-name="ce18" office:value-type="float" office:value="283" calcext:value-type="float">
            <text:p>283</text:p>
          </table:table-cell>
          <table:table-cell table:style-name="ce14" office:value-type="float" office:value="2478" calcext:value-type="float">
            <text:p>2,478</text:p>
          </table:table-cell>
          <table:table-cell table:style-name="ce14" office:value-type="float" office:value="1061" calcext:value-type="float">
            <text:p>1,06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257" calcext:value-type="float">
            <text:p>257</text:p>
          </table:table-cell>
          <table:table-cell table:style-name="ce14" office:value-type="float" office:value="1159" calcext:value-type="float">
            <text:p>1,159</text:p>
          </table:table-cell>
          <table:table-cell table:style-name="ce18" office:value-type="float" office:value="565" calcext:value-type="float">
            <text:p>565</text:p>
          </table:table-cell>
          <table:table-cell table:style-name="ce18" office:value-type="float" office:value="189" calcext:value-type="float">
            <text:p>189</text:p>
          </table:table-cell>
          <table:table-cell table:style-name="ce18" office:value-type="float" office:value="246" calcext:value-type="float">
            <text:p>246</text:p>
          </table:table-cell>
          <table:table-cell table:number-columns-repeated="1007"/>
        </table:table-row>
        <table:table-row table:style-name="ro3">
          <table:table-cell table:style-name="ce6" office:value-type="string" calcext:value-type="string">
            <text:p>Female</text:p>
          </table:table-cell>
          <table:table-cell table:style-name="ce13"/>
          <table:table-cell table:style-name="ce17"/>
          <table:table-cell table:style-name="ce22" table:number-columns-repeated="14"/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18 to 24 years</text:span></text:p>
          </table:table-cell>
          <table:table-cell table:style-name="ce14" office:value-type="float" office:value="14888" calcext:value-type="float">
            <text:p>14,88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286" calcext:value-type="float">
            <text:p>286</text:p>
          </table:table-cell>
          <table:table-cell table:style-name="ce14" office:value-type="float" office:value="1679" calcext:value-type="float">
            <text:p>1,679</text:p>
          </table:table-cell>
          <table:table-cell table:style-name="ce14" office:value-type="float" office:value="3658" calcext:value-type="float">
            <text:p>3,658</text:p>
          </table:table-cell>
          <table:table-cell table:style-name="ce14" office:value-type="float" office:value="6186" calcext:value-type="float">
            <text:p>6,186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678" calcext:value-type="float">
            <text:p>678</text:p>
          </table:table-cell>
          <table:table-cell table:style-name="ce14" office:value-type="float" office:value="1551" calcext:value-type="float">
            <text:p>1,551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25 to 29 years</text:span></text:p>
          </table:table-cell>
          <table:table-cell table:style-name="ce14" office:value-type="float" office:value="10510" calcext:value-type="float">
            <text:p>10,5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345" calcext:value-type="float">
            <text:p>345</text:p>
          </table:table-cell>
          <table:table-cell table:style-name="ce14" office:value-type="float" office:value="2484" calcext:value-type="float">
            <text:p>2,484</text:p>
          </table:table-cell>
          <table:table-cell table:style-name="ce14" office:value-type="float" office:value="2094" calcext:value-type="float">
            <text:p>2,094</text:p>
          </table:table-cell>
          <table:table-cell table:style-name="ce18" office:value-type="float" office:value="454" calcext:value-type="float">
            <text:p>454</text:p>
          </table:table-cell>
          <table:table-cell table:style-name="ce18" office:value-type="float" office:value="689" calcext:value-type="float">
            <text:p>689</text:p>
          </table:table-cell>
          <table:table-cell table:style-name="ce14" office:value-type="float" office:value="2929" calcext:value-type="float">
            <text:p>2,929</text:p>
          </table:table-cell>
          <table:table-cell table:style-name="ce18" office:value-type="float" office:value="776" calcext:value-type="float">
            <text:p>776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30</text:span><text:span text:style-name="T1"> to 34 years</text:span></text:p>
          </table:table-cell>
          <table:table-cell table:style-name="ce14" office:value-type="float" office:value="10470" calcext:value-type="float">
            <text:p>10,47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394" calcext:value-type="float">
            <text:p>394</text:p>
          </table:table-cell>
          <table:table-cell table:style-name="ce14" office:value-type="float" office:value="2408" calcext:value-type="float">
            <text:p>2,408</text:p>
          </table:table-cell>
          <table:table-cell table:style-name="ce14" office:value-type="float" office:value="1740" calcext:value-type="float">
            <text:p>1,740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730" calcext:value-type="float">
            <text:p>730</text:p>
          </table:table-cell>
          <table:table-cell table:style-name="ce14" office:value-type="float" office:value="2565" calcext:value-type="float">
            <text:p>2,565</text:p>
          </table:table-cell>
          <table:table-cell table:style-name="ce14" office:value-type="float" office:value="1226" calcext:value-type="float">
            <text:p>1,226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float" office:value="145" calcext:value-type="float">
            <text:p>145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35 to 39 years</text:span></text:p>
          </table:table-cell>
          <table:table-cell table:style-name="ce14" office:value-type="float" office:value="9759" calcext:value-type="float">
            <text:p>9,759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282" calcext:value-type="float">
            <text:p>282</text:p>
          </table:table-cell>
          <table:table-cell table:style-name="ce14" office:value-type="float" office:value="2181" calcext:value-type="float">
            <text:p>2,181</text:p>
          </table:table-cell>
          <table:table-cell table:style-name="ce14" office:value-type="float" office:value="1615" calcext:value-type="float">
            <text:p>1,615</text:p>
          </table:table-cell>
          <table:table-cell table:style-name="ce18" office:value-type="float" office:value="478" calcext:value-type="float">
            <text:p>478</text:p>
          </table:table-cell>
          <table:table-cell table:style-name="ce18" office:value-type="float" office:value="708" calcext:value-type="float">
            <text:p>708</text:p>
          </table:table-cell>
          <table:table-cell table:style-name="ce14" office:value-type="float" office:value="2368" calcext:value-type="float">
            <text:p>2,368</text:p>
          </table:table-cell>
          <table:table-cell table:style-name="ce14" office:value-type="float" office:value="1094" calcext:value-type="float">
            <text:p>1,094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162" calcext:value-type="float">
            <text:p>16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40 to 44 years</text:span></text:p>
          </table:table-cell>
          <table:table-cell table:style-name="ce14" office:value-type="float" office:value="10495" calcext:value-type="float">
            <text:p>10,49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74" calcext:value-type="float">
            <text:p>174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87" calcext:value-type="float">
            <text:p>287</text:p>
          </table:table-cell>
          <table:table-cell table:style-name="ce14" office:value-type="float" office:value="2649" calcext:value-type="float">
            <text:p>2,649</text:p>
          </table:table-cell>
          <table:table-cell table:style-name="ce14" office:value-type="float" office:value="1808" calcext:value-type="float">
            <text:p>1,808</text:p>
          </table:table-cell>
          <table:table-cell table:style-name="ce18" office:value-type="float" office:value="472" calcext:value-type="float">
            <text:p>472</text:p>
          </table:table-cell>
          <table:table-cell table:style-name="ce18" office:value-type="float" office:value="775" calcext:value-type="float">
            <text:p>775</text:p>
          </table:table-cell>
          <table:table-cell table:style-name="ce14" office:value-type="float" office:value="2443" calcext:value-type="float">
            <text:p>2,443</text:p>
          </table:table-cell>
          <table:table-cell table:style-name="ce14" office:value-type="float" office:value="1157" calcext:value-type="float">
            <text:p>1,157</text:p>
          </table:table-cell>
          <table:table-cell table:style-name="ce18" office:value-type="float" office:value="144" calcext:value-type="float">
            <text:p>144</text:p>
          </table:table-cell>
          <table:table-cell table:style-name="ce18" office:value-type="float" office:value="127" calcext:value-type="float">
            <text:p>127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45</text:span><text:span text:style-name="T1"> to 49 years</text:span></text:p>
          </table:table-cell>
          <table:table-cell table:style-name="ce14" office:value-type="float" office:value="10742" calcext:value-type="float">
            <text:p>10,74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39" calcext:value-type="float">
            <text:p>139</text:p>
          </table:table-cell>
          <table:table-cell table:style-name="ce18" office:value-type="float" office:value="278" calcext:value-type="float">
            <text:p>278</text:p>
          </table:table-cell>
          <table:table-cell table:style-name="ce14" office:value-type="float" office:value="2993" calcext:value-type="float">
            <text:p>2,993</text:p>
          </table:table-cell>
          <table:table-cell table:style-name="ce14" office:value-type="float" office:value="1808" calcext:value-type="float">
            <text:p>1,808</text:p>
          </table:table-cell>
          <table:table-cell table:style-name="ce18" office:value-type="float" office:value="517" calcext:value-type="float">
            <text:p>517</text:p>
          </table:table-cell>
          <table:table-cell table:style-name="ce18" office:value-type="float" office:value="838" calcext:value-type="float">
            <text:p>838</text:p>
          </table:table-cell>
          <table:table-cell table:style-name="ce14" office:value-type="float" office:value="2461" calcext:value-type="float">
            <text:p>2,461</text:p>
          </table:table-cell>
          <table:table-cell table:style-name="ce18" office:value-type="float" office:value="912" calcext:value-type="float">
            <text:p>912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25" calcext:value-type="float">
            <text:p>125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1">50 to 54 years</text:span></text:p>
          </table:table-cell>
          <table:table-cell table:style-name="ce14" office:value-type="float" office:value="11460" calcext:value-type="float">
            <text:p>11,46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163" calcext:value-type="float">
            <text:p>163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337" calcext:value-type="float">
            <text:p>337</text:p>
          </table:table-cell>
          <table:table-cell table:style-name="ce14" office:value-type="float" office:value="3467" calcext:value-type="float">
            <text:p>3,467</text:p>
          </table:table-cell>
          <table:table-cell table:style-name="ce14" office:value-type="float" office:value="1940" calcext:value-type="float">
            <text:p>1,940</text:p>
          </table:table-cell>
          <table:table-cell table:style-name="ce18" office:value-type="float" office:value="568" calcext:value-type="float">
            <text:p>568</text:p>
          </table:table-cell>
          <table:table-cell table:style-name="ce18" office:value-type="float" office:value="829" calcext:value-type="float">
            <text:p>829</text:p>
          </table:table-cell>
          <table:table-cell table:style-name="ce14" office:value-type="float" office:value="2274" calcext:value-type="float">
            <text:p>2,274</text:p>
          </table:table-cell>
          <table:table-cell table:style-name="ce18" office:value-type="float" office:value="953" calcext:value-type="float">
            <text:p>953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1" calcext:value-type="float">
            <text:p>141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5</text:span><text:span text:style-name="T1">5 to 59 years</text:span></text:p>
          </table:table-cell>
          <table:table-cell table:style-name="ce14" office:value-type="float" office:value="10781" calcext:value-type="float">
            <text:p>10,78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300" calcext:value-type="float">
            <text:p>300</text:p>
          </table:table-cell>
          <table:table-cell table:style-name="ce14" office:value-type="float" office:value="3327" calcext:value-type="float">
            <text:p>3,327</text:p>
          </table:table-cell>
          <table:table-cell table:style-name="ce14" office:value-type="float" office:value="1820" calcext:value-type="float">
            <text:p>1,820</text:p>
          </table:table-cell>
          <table:table-cell table:style-name="ce18" office:value-type="float" office:value="522" calcext:value-type="float">
            <text:p>522</text:p>
          </table:table-cell>
          <table:table-cell table:style-name="ce18" office:value-type="float" office:value="739" calcext:value-type="float">
            <text:p>739</text:p>
          </table:table-cell>
          <table:table-cell table:style-name="ce14" office:value-type="float" office:value="2080" calcext:value-type="float">
            <text:p>2,080</text:p>
          </table:table-cell>
          <table:table-cell table:style-name="ce18" office:value-type="float" office:value="973" calcext:value-type="float">
            <text:p>973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0 to 64 years</text:span></text:p>
          </table:table-cell>
          <table:table-cell table:style-name="ce14" office:value-type="float" office:value="9387" calcext:value-type="float">
            <text:p>9,38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62" calcext:value-type="float">
            <text:p>162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245" calcext:value-type="float">
            <text:p>245</text:p>
          </table:table-cell>
          <table:table-cell table:style-name="ce14" office:value-type="float" office:value="2889" calcext:value-type="float">
            <text:p>2,889</text:p>
          </table:table-cell>
          <table:table-cell table:style-name="ce14" office:value-type="float" office:value="1756" calcext:value-type="float">
            <text:p>1,756</text:p>
          </table:table-cell>
          <table:table-cell table:style-name="ce18" office:value-type="float" office:value="443" calcext:value-type="float">
            <text:p>443</text:p>
          </table:table-cell>
          <table:table-cell table:style-name="ce18" office:value-type="float" office:value="551" calcext:value-type="float">
            <text:p>551</text:p>
          </table:table-cell>
          <table:table-cell table:style-name="ce14" office:value-type="float" office:value="1681" calcext:value-type="float">
            <text:p>1,681</text:p>
          </table:table-cell>
          <table:table-cell table:style-name="ce18" office:value-type="float" office:value="929" calcext:value-type="float">
            <text:p>929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22" calcext:value-type="float">
            <text:p>122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5 to 69 years</text:span></text:p>
          </table:table-cell>
          <table:table-cell table:style-name="ce14" office:value-type="float" office:value="7537" calcext:value-type="float">
            <text:p>7,53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78" calcext:value-type="float">
            <text:p>278</text:p>
          </table:table-cell>
          <table:table-cell table:style-name="ce14" office:value-type="float" office:value="2699" calcext:value-type="float">
            <text:p>2,699</text:p>
          </table:table-cell>
          <table:table-cell table:style-name="ce14" office:value-type="float" office:value="1306" calcext:value-type="float">
            <text:p>1,306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341" calcext:value-type="float">
            <text:p>341</text:p>
          </table:table-cell>
          <table:table-cell table:style-name="ce14" office:value-type="float" office:value="1076" calcext:value-type="float">
            <text:p>1,076</text:p>
          </table:table-cell>
          <table:table-cell table:style-name="ce18" office:value-type="float" office:value="652" calcext:value-type="float">
            <text:p>652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..<text:span text:style-name="T2">7</text:span><text:span text:style-name="T1">0 to 74 years</text:span></text:p>
          </table:table-cell>
          <table:table-cell table:style-name="ce14" office:value-type="float" office:value="5561" calcext:value-type="float">
            <text:p>5,56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260" calcext:value-type="float">
            <text:p>260</text:p>
          </table:table-cell>
          <table:table-cell table:style-name="ce14" office:value-type="float" office:value="2131" calcext:value-type="float">
            <text:p>2,131</text:p>
          </table:table-cell>
          <table:table-cell table:style-name="ce18" office:value-type="float" office:value="952" calcext:value-type="float">
            <text:p>952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office:value-type="float" office:value="654" calcext:value-type="float">
            <text:p>654</text:p>
          </table:table-cell>
          <table:table-cell table:style-name="ce18" office:value-type="float" office:value="431" calcext:value-type="float">
            <text:p>43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..<text:span text:style-name="T1">75 years and over</text:span></text:p>
          </table:table-cell>
          <table:table-cell table:style-name="ce15" office:value-type="float" office:value="10892" calcext:value-type="float">
            <text:p>10,892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649" calcext:value-type="float">
            <text:p>649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495" calcext:value-type="float">
            <text:p>495</text:p>
          </table:table-cell>
          <table:table-cell table:style-name="ce15" office:value-type="float" office:value="4462" calcext:value-type="float">
            <text:p>4,462</text:p>
          </table:table-cell>
          <table:table-cell table:style-name="ce15" office:value-type="float" office:value="1459" calcext:value-type="float">
            <text:p>1,45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398" calcext:value-type="float">
            <text:p>398</text:p>
          </table:table-cell>
          <table:table-cell table:style-name="ce15" office:value-type="float" office:value="1184" calcext:value-type="float">
            <text:p>1,184</text:p>
          </table:table-cell>
          <table:table-cell table:style-name="ce19" office:value-type="float" office:value="487" calcext:value-type="float">
            <text:p>48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1007"/>
        </table:table-row>
        <table:table-row table:style-name="ro3">
          <table:table-cell table:style-name="ce9" office:value-type="string" calcext:value-type="string">
            <text:p>Footnotes:</text:p>
          </table:table-cell>
          <table:table-cell table:style-name="ce13"/>
          <table:table-cell table:style-name="ce20" table:number-columns-repeated="7"/>
          <table:table-cell table:style-name="ce23" table:number-columns-repeated="6"/>
          <table:table-cell table:style-name="ce20" table:number-columns-repeated="2"/>
          <table:table-cell table:number-columns-repeated="1007"/>
        </table:table-row>
        <table:table-row table:style-name="ro3" table:number-rows-repeated="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1" table:number-columns-repeated="9"/>
          <table:table-cell table:style-name="ce24" table:number-columns-repeated="7"/>
          <table:table-cell table:number-columns-repeated="1007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7"/>
          <table:table-cell table:style-name="ce24" table:number-columns-repeated="1007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1024" table:default-cell-style-name="ce28"/>
        <table:table-row table:style-name="ro6">
          <table:table-cell table:style-name="Default" office:value-type="string" calcext:value-type="string">
            <text:p>Male</text:p>
          </table:table-cell>
          <table:table-cell table:style-name="ce12" office:value-type="string" calcext:value-type="string">
            <text:p>None</text:p>
          </table:table-cell>
          <table:table-cell table:style-name="ce21" office:value-type="string" calcext:value-type="string">
            <text:p>1st - 4th grade</text:p>
          </table:table-cell>
          <table:table-cell table:style-name="ce21" office:value-type="string" calcext:value-type="string">
            <text:p>5th - 6th grade</text:p>
          </table:table-cell>
          <table:table-cell table:style-name="ce21" office:value-type="string" calcext:value-type="string">
            <text:p>7th - 8th grade</text:p>
          </table:table-cell>
          <table:table-cell table:style-name="ce21" office:value-type="string" calcext:value-type="string">
            <text:p>9th grade</text:p>
          </table:table-cell>
          <table:table-cell table:style-name="ce21" office:value-type="string" calcext:value-type="string">
            <text:p>10th grade</text:p>
          </table:table-cell>
          <table:table-cell table:style-name="ce21" office:value-type="string" calcext:value-type="string">
            <text:p>11th grade /2</text:p>
          </table:table-cell>
          <table:table-cell table:style-name="ce21" office:value-type="string" calcext:value-type="string">
            <text:p>High school graduate</text:p>
          </table:table-cell>
          <table:table-cell table:style-name="ce21" office:value-type="string" calcext:value-type="string">
            <text:p>Some college no degree</text:p>
          </table:table-cell>
          <table:table-cell table:style-name="ce21" office:value-type="string" calcext:value-type="string">
            <text:p>Associate's degree, occupational</text:p>
          </table:table-cell>
          <table:table-cell table:style-name="ce21" office:value-type="string" calcext:value-type="string">
            <text:p>Associate's degree, academic</text:p>
          </table:table-cell>
          <table:table-cell table:style-name="ce21" office:value-type="string" calcext:value-type="string">
            <text:p>Bachelor's degree</text:p>
          </table:table-cell>
          <table:table-cell table:style-name="ce21" office:value-type="string" calcext:value-type="string">
            <text:p>Master's degree</text:p>
          </table:table-cell>
          <table:table-cell table:style-name="ce21" office:value-type="string" calcext:value-type="string">
            <text:p>Professional degree</text:p>
          </table:table-cell>
          <table:table-cell table:style-name="ce21" office:value-type="string" calcext:value-type="string">
            <text:p>Doctoral degree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18 to 24 years</text:span></text:p>
          </table:table-cell>
          <table:table-cell table:formula="of:=[Sheet1.C7]/[Sheet1.$B7]" office:value-type="float" office:value="0.000792497688548408" calcext:value-type="float">
            <text:p>0.0007924977</text:p>
          </table:table-cell>
          <table:table-cell table:formula="of:=[Sheet1.D7]/[Sheet1.$B7]" office:value-type="float" office:value="0.00191520274732532" calcext:value-type="float">
            <text:p>0.0019152027</text:p>
          </table:table-cell>
          <table:table-cell table:formula="of:=[Sheet1.E7]/[Sheet1.$B7]" office:value-type="float" office:value="0.00561352529388456" calcext:value-type="float">
            <text:p>0.0056135253</text:p>
          </table:table-cell>
          <table:table-cell table:formula="of:=[Sheet1.F7]/[Sheet1.$B7]" office:value-type="float" office:value="0.00858539162594109" calcext:value-type="float">
            <text:p>0.0085853916</text:p>
          </table:table-cell>
          <table:table-cell table:formula="of:=[Sheet1.G7]/[Sheet1.$B7]" office:value-type="float" office:value="0.01367058512746" calcext:value-type="float">
            <text:p>0.0136705851</text:p>
          </table:table-cell>
          <table:table-cell table:formula="of:=[Sheet1.H7]/[Sheet1.$B7]" office:value-type="float" office:value="0.0274072117289658" calcext:value-type="float">
            <text:p>0.0274072117</text:p>
          </table:table-cell>
          <table:table-cell table:formula="of:=[Sheet1.I7]/[Sheet1.$B7]" office:value-type="float" office:value="0.134922731475367" calcext:value-type="float">
            <text:p>0.1349227315</text:p>
          </table:table-cell>
          <table:table-cell table:formula="of:=[Sheet1.J7]/[Sheet1.$B7]" office:value-type="float" office:value="0.305243693039229" calcext:value-type="float">
            <text:p>0.305243693</text:p>
          </table:table-cell>
          <table:table-cell table:formula="of:=[Sheet1.K7]/[Sheet1.$B7]" office:value-type="float" office:value="0.361643111874257" calcext:value-type="float">
            <text:p>0.3616431119</text:p>
          </table:table-cell>
          <table:table-cell table:formula="of:=[Sheet1.L7]/[Sheet1.$B7]" office:value-type="float" office:value="0.0219257693831726" calcext:value-type="float">
            <text:p>0.0219257694</text:p>
          </table:table-cell>
          <table:table-cell table:formula="of:=[Sheet1.M7]/[Sheet1.$B7]" office:value-type="float" office:value="0.029784704794611" calcext:value-type="float">
            <text:p>0.0297847048</text:p>
          </table:table-cell>
          <table:table-cell table:formula="of:=[Sheet1.N7]/[Sheet1.$B7]" office:value-type="float" office:value="0.082749966979263" calcext:value-type="float">
            <text:p>0.082749967</text:p>
          </table:table-cell>
          <table:table-cell table:formula="of:=[Sheet1.O7]/[Sheet1.$B7]" office:value-type="float" office:value="0.00495311055342755" calcext:value-type="float">
            <text:p>0.0049531106</text:p>
          </table:table-cell>
          <table:table-cell table:formula="of:=[Sheet1.P7]/[Sheet1.$B7]" office:value-type="float" office:value="0.000462290318319905" calcext:value-type="float">
            <text:p>0.0004622903</text:p>
          </table:table-cell>
          <table:table-cell table:formula="of:=[Sheet1.Q7]/[Sheet1.$B7]" office:value-type="float" office:value="0.000396248844274204" calcext:value-type="float">
            <text:p>0.0003962488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25 to 29 years</text:span></text:p>
          </table:table-cell>
          <table:table-cell table:formula="of:=[Sheet1.C8]/[Sheet1.$B8]" office:value-type="float" office:value="0.00188182160331201" calcext:value-type="float">
            <text:p>0.0018818216</text:p>
          </table:table-cell>
          <table:table-cell table:formula="of:=[Sheet1.D8]/[Sheet1.$B8]" office:value-type="float" office:value="0.00338727888596161" calcext:value-type="float">
            <text:p>0.0033872789</text:p>
          </table:table-cell>
          <table:table-cell table:formula="of:=[Sheet1.E8]/[Sheet1.$B8]" office:value-type="float" office:value="0.0111027474595408" calcext:value-type="float">
            <text:p>0.0111027475</text:p>
          </table:table-cell>
          <table:table-cell table:formula="of:=[Sheet1.F8]/[Sheet1.$B8]" office:value-type="float" office:value="0.0121377493413624" calcext:value-type="float">
            <text:p>0.0121377493</text:p>
          </table:table-cell>
          <table:table-cell table:formula="of:=[Sheet1.G8]/[Sheet1.$B8]" office:value-type="float" office:value="0.0188182160331201" calcext:value-type="float">
            <text:p>0.018818216</text:p>
          </table:table-cell>
          <table:table-cell table:formula="of:=[Sheet1.H8]/[Sheet1.$B8]" office:value-type="float" office:value="0.0202295822356041" calcext:value-type="float">
            <text:p>0.0202295822</text:p>
          </table:table-cell>
          <table:table-cell table:formula="of:=[Sheet1.I8]/[Sheet1.$B8]" office:value-type="float" office:value="0.0494919081671058" calcext:value-type="float">
            <text:p>0.0494919082</text:p>
          </table:table-cell>
          <table:table-cell table:formula="of:=[Sheet1.J8]/[Sheet1.$B8]" office:value-type="float" office:value="0.299491908167106" calcext:value-type="float">
            <text:p>0.2994919082</text:p>
          </table:table-cell>
          <table:table-cell table:formula="of:=[Sheet1.K8]/[Sheet1.$B8]" office:value-type="float" office:value="0.197967632668423" calcext:value-type="float">
            <text:p>0.1979676327</text:p>
          </table:table-cell>
          <table:table-cell table:formula="of:=[Sheet1.L8]/[Sheet1.$B8]" office:value-type="float" office:value="0.0345314264207753" calcext:value-type="float">
            <text:p>0.0345314264</text:p>
          </table:table-cell>
          <table:table-cell table:formula="of:=[Sheet1.M8]/[Sheet1.$B8]" office:value-type="float" office:value="0.049209634926609" calcext:value-type="float">
            <text:p>0.0492096349</text:p>
          </table:table-cell>
          <table:table-cell table:formula="of:=[Sheet1.N8]/[Sheet1.$B8]" office:value-type="float" office:value="0.245013172751223" calcext:value-type="float">
            <text:p>0.2450131728</text:p>
          </table:table-cell>
          <table:table-cell table:formula="of:=[Sheet1.O8]/[Sheet1.$B8]" office:value-type="float" office:value="0.0396123447497177" calcext:value-type="float">
            <text:p>0.0396123447</text:p>
          </table:table-cell>
          <table:table-cell table:formula="of:=[Sheet1.P8]/[Sheet1.$B8]" office:value-type="float" office:value="0.00875047045540083" calcext:value-type="float">
            <text:p>0.0087504705</text:p>
          </table:table-cell>
          <table:table-cell table:formula="of:=[Sheet1.Q8]/[Sheet1.$B8]" office:value-type="float" office:value="0.00846819721490403" calcext:value-type="float">
            <text:p>0.0084681972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30</text:span><text:span text:style-name="T1"> to 34 years</text:span></text:p>
          </table:table-cell>
          <table:table-cell table:formula="of:=[Sheet1.C9]/[Sheet1.$B9]" office:value-type="float" office:value="0.00294435175188929" calcext:value-type="float">
            <text:p>0.0029443518</text:p>
          </table:table-cell>
          <table:table-cell table:formula="of:=[Sheet1.D9]/[Sheet1.$B9]" office:value-type="float" office:value="0.00726273432132692" calcext:value-type="float">
            <text:p>0.0072627343</text:p>
          </table:table-cell>
          <table:table-cell table:formula="of:=[Sheet1.E9]/[Sheet1.$B9]" office:value-type="float" office:value="0.0181568358033173" calcext:value-type="float">
            <text:p>0.0181568358</text:p>
          </table:table-cell>
          <table:table-cell table:formula="of:=[Sheet1.F9]/[Sheet1.$B9]" office:value-type="float" office:value="0.0146236137010502" calcext:value-type="float">
            <text:p>0.0146236137</text:p>
          </table:table-cell>
          <table:table-cell table:formula="of:=[Sheet1.G9]/[Sheet1.$B9]" office:value-type="float" office:value="0.0179605456865247" calcext:value-type="float">
            <text:p>0.0179605457</text:p>
          </table:table-cell>
          <table:table-cell table:formula="of:=[Sheet1.H9]/[Sheet1.$B9]" office:value-type="float" office:value="0.0173716753361468" calcext:value-type="float">
            <text:p>0.0173716753</text:p>
          </table:table-cell>
          <table:table-cell table:formula="of:=[Sheet1.I9]/[Sheet1.$B9]" office:value-type="float" office:value="0.0438708411031505" calcext:value-type="float">
            <text:p>0.0438708411</text:p>
          </table:table-cell>
          <table:table-cell table:formula="of:=[Sheet1.J9]/[Sheet1.$B9]" office:value-type="float" office:value="0.282167042889391" calcext:value-type="float">
            <text:p>0.2821670429</text:p>
          </table:table-cell>
          <table:table-cell table:formula="of:=[Sheet1.K9]/[Sheet1.$B9]" office:value-type="float" office:value="0.174698203945431" calcext:value-type="float">
            <text:p>0.1746982039</text:p>
          </table:table-cell>
          <table:table-cell table:formula="of:=[Sheet1.L9]/[Sheet1.$B9]" office:value-type="float" office:value="0.0410246344096575" calcext:value-type="float">
            <text:p>0.0410246344</text:p>
          </table:table-cell>
          <table:table-cell table:formula="of:=[Sheet1.M9]/[Sheet1.$B9]" office:value-type="float" office:value="0.0546667975267445" calcext:value-type="float">
            <text:p>0.0546667975</text:p>
          </table:table-cell>
          <table:table-cell table:formula="of:=[Sheet1.N9]/[Sheet1.$B9]" office:value-type="float" office:value="0.221317106683678" calcext:value-type="float">
            <text:p>0.2213171067</text:p>
          </table:table-cell>
          <table:table-cell table:formula="of:=[Sheet1.O9]/[Sheet1.$B9]" office:value-type="float" office:value="0.0720384728628913" calcext:value-type="float">
            <text:p>0.0720384729</text:p>
          </table:table-cell>
          <table:table-cell table:formula="of:=[Sheet1.P9]/[Sheet1.$B9]" office:value-type="float" office:value="0.01648836981058" calcext:value-type="float">
            <text:p>0.0164883698</text:p>
          </table:table-cell>
          <table:table-cell table:formula="of:=[Sheet1.Q9]/[Sheet1.$B9]" office:value-type="float" office:value="0.0151143389930317" calcext:value-type="float">
            <text:p>0.015114339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35 to 39 years</text:span></text:p>
          </table:table-cell>
          <table:table-cell table:formula="of:=[Sheet1.C10]/[Sheet1.$B10]" office:value-type="float" office:value="0.00433357995983511" calcext:value-type="float">
            <text:p>0.00433358</text:p>
          </table:table-cell>
          <table:table-cell table:formula="of:=[Sheet1.D10]/[Sheet1.$B10]" office:value-type="float" office:value="0.00687030969242152" calcext:value-type="float">
            <text:p>0.0068703097</text:p>
          </table:table-cell>
          <table:table-cell table:formula="of:=[Sheet1.E10]/[Sheet1.$B10]" office:value-type="float" office:value="0.0223020822323222" calcext:value-type="float">
            <text:p>0.0223020822</text:p>
          </table:table-cell>
          <table:table-cell table:formula="of:=[Sheet1.F10]/[Sheet1.$B10]" office:value-type="float" office:value="0.018919775922207" calcext:value-type="float">
            <text:p>0.0189197759</text:p>
          </table:table-cell>
          <table:table-cell table:formula="of:=[Sheet1.G10]/[Sheet1.$B10]" office:value-type="float" office:value="0.0187083817778248" calcext:value-type="float">
            <text:p>0.0187083818</text:p>
          </table:table-cell>
          <table:table-cell table:formula="of:=[Sheet1.H10]/[Sheet1.$B10]" office:value-type="float" office:value="0.0191311700665892" calcext:value-type="float">
            <text:p>0.0191311701</text:p>
          </table:table-cell>
          <table:table-cell table:formula="of:=[Sheet1.I10]/[Sheet1.$B10]" office:value-type="float" office:value="0.0338230631011521" calcext:value-type="float">
            <text:p>0.0338230631</text:p>
          </table:table-cell>
          <table:table-cell table:formula="of:=[Sheet1.J10]/[Sheet1.$B10]" office:value-type="float" office:value="0.284959306627206" calcext:value-type="float">
            <text:p>0.2849593066</text:p>
          </table:table-cell>
          <table:table-cell table:formula="of:=[Sheet1.K10]/[Sheet1.$B10]" office:value-type="float" office:value="0.170489377444245" calcext:value-type="float">
            <text:p>0.1704893774</text:p>
          </table:table-cell>
          <table:table-cell table:formula="of:=[Sheet1.L10]/[Sheet1.$B10]" office:value-type="float" office:value="0.0422788288764401" calcext:value-type="float">
            <text:p>0.0422788289</text:p>
          </table:table-cell>
          <table:table-cell table:formula="of:=[Sheet1.M10]/[Sheet1.$B10]" office:value-type="float" office:value="0.0460839234753197" calcext:value-type="float">
            <text:p>0.0460839235</text:p>
          </table:table-cell>
          <table:table-cell table:formula="of:=[Sheet1.N10]/[Sheet1.$B10]" office:value-type="float" office:value="0.207060564422365" calcext:value-type="float">
            <text:p>0.2070605644</text:p>
          </table:table-cell>
          <table:table-cell table:formula="of:=[Sheet1.O10]/[Sheet1.$B10]" office:value-type="float" office:value="0.088468449423951" calcext:value-type="float">
            <text:p>0.0884684494</text:p>
          </table:table-cell>
          <table:table-cell table:formula="of:=[Sheet1.P10]/[Sheet1.$B10]" office:value-type="float" office:value="0.0194482612831625" calcext:value-type="float">
            <text:p>0.0194482613</text:p>
          </table:table-cell>
          <table:table-cell table:formula="of:=[Sheet1.Q10]/[Sheet1.$B10]" office:value-type="float" office:value="0.0172286227671493" calcext:value-type="float">
            <text:p>0.0172286228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40 to 44 years</text:span></text:p>
          </table:table-cell>
          <table:table-cell table:formula="of:=[Sheet1.C11]/[Sheet1.$B11]" office:value-type="float" office:value="0.00305058059437119" calcext:value-type="float">
            <text:p>0.0030505806</text:p>
          </table:table-cell>
          <table:table-cell table:formula="of:=[Sheet1.D11]/[Sheet1.$B11]" office:value-type="float" office:value="0.00354260972249557" calcext:value-type="float">
            <text:p>0.0035426097</text:p>
          </table:table-cell>
          <table:table-cell table:formula="of:=[Sheet1.E11]/[Sheet1.$B11]" office:value-type="float" office:value="0.0209604408580988" calcext:value-type="float">
            <text:p>0.0209604409</text:p>
          </table:table-cell>
          <table:table-cell table:formula="of:=[Sheet1.F11]/[Sheet1.$B11]" office:value-type="float" office:value="0.0159417437512301" calcext:value-type="float">
            <text:p>0.0159417438</text:p>
          </table:table-cell>
          <table:table-cell table:formula="of:=[Sheet1.G11]/[Sheet1.$B11]" office:value-type="float" office:value="0.0194843534737256" calcext:value-type="float">
            <text:p>0.0194843535</text:p>
          </table:table-cell>
          <table:table-cell table:formula="of:=[Sheet1.H11]/[Sheet1.$B11]" office:value-type="float" office:value="0.0142688447156072" calcext:value-type="float">
            <text:p>0.0142688447</text:p>
          </table:table-cell>
          <table:table-cell table:formula="of:=[Sheet1.I11]/[Sheet1.$B11]" office:value-type="float" office:value="0.0350324739224562" calcext:value-type="float">
            <text:p>0.0350324739</text:p>
          </table:table-cell>
          <table:table-cell table:formula="of:=[Sheet1.J11]/[Sheet1.$B11]" office:value-type="float" office:value="0.288033851604015" calcext:value-type="float">
            <text:p>0.2880338516</text:p>
          </table:table-cell>
          <table:table-cell table:formula="of:=[Sheet1.K11]/[Sheet1.$B11]" office:value-type="float" office:value="0.170537295807912" calcext:value-type="float">
            <text:p>0.1705372958</text:p>
          </table:table-cell>
          <table:table-cell table:formula="of:=[Sheet1.L11]/[Sheet1.$B11]" office:value-type="float" office:value="0.0444794331824444" calcext:value-type="float">
            <text:p>0.0444794332</text:p>
          </table:table-cell>
          <table:table-cell table:formula="of:=[Sheet1.M11]/[Sheet1.$B11]" office:value-type="float" office:value="0.0541232040936823" calcext:value-type="float">
            <text:p>0.0541232041</text:p>
          </table:table-cell>
          <table:table-cell table:formula="of:=[Sheet1.N11]/[Sheet1.$B11]" office:value-type="float" office:value="0.204880928950994" calcext:value-type="float">
            <text:p>0.204880929</text:p>
          </table:table-cell>
          <table:table-cell table:formula="of:=[Sheet1.O11]/[Sheet1.$B11]" office:value-type="float" office:value="0.0845306042117693" calcext:value-type="float">
            <text:p>0.0845306042</text:p>
          </table:table-cell>
          <table:table-cell table:formula="of:=[Sheet1.P11]/[Sheet1.$B11]" office:value-type="float" office:value="0.0179098602637276" calcext:value-type="float">
            <text:p>0.0179098603</text:p>
          </table:table-cell>
          <table:table-cell table:formula="of:=[Sheet1.Q11]/[Sheet1.$B11]" office:value-type="float" office:value="0.023223774847471" calcext:value-type="float">
            <text:p>0.0232237748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45</text:span><text:span text:style-name="T1"> to 49 years</text:span></text:p>
          </table:table-cell>
          <table:table-cell table:formula="of:=[Sheet1.C12]/[Sheet1.$B12]" office:value-type="float" office:value="0.00348871014633201" calcext:value-type="float">
            <text:p>0.0034887101</text:p>
          </table:table-cell>
          <table:table-cell table:formula="of:=[Sheet1.D12]/[Sheet1.$B12]" office:value-type="float" office:value="0.00620215137125691" calcext:value-type="float">
            <text:p>0.0062021514</text:p>
          </table:table-cell>
          <table:table-cell table:formula="of:=[Sheet1.E12]/[Sheet1.$B12]" office:value-type="float" office:value="0.0166682818102529" calcext:value-type="float">
            <text:p>0.0166682818</text:p>
          </table:table-cell>
          <table:table-cell table:formula="of:=[Sheet1.F12]/[Sheet1.$B12]" office:value-type="float" office:value="0.0154084698129664" calcext:value-type="float">
            <text:p>0.0154084698</text:p>
          </table:table-cell>
          <table:table-cell table:formula="of:=[Sheet1.G12]/[Sheet1.$B12]" office:value-type="float" office:value="0.0197693574958814" calcext:value-type="float">
            <text:p>0.0197693575</text:p>
          </table:table-cell>
          <table:table-cell table:formula="of:=[Sheet1.H12]/[Sheet1.$B12]" office:value-type="float" office:value="0.0188002713441225" calcext:value-type="float">
            <text:p>0.0188002713</text:p>
          </table:table-cell>
          <table:table-cell table:formula="of:=[Sheet1.I12]/[Sheet1.$B12]" office:value-type="float" office:value="0.038472720224828" calcext:value-type="float">
            <text:p>0.0384727202</text:p>
          </table:table-cell>
          <table:table-cell table:formula="of:=[Sheet1.J12]/[Sheet1.$B12]" office:value-type="float" office:value="0.309719934102142" calcext:value-type="float">
            <text:p>0.3097199341</text:p>
          </table:table-cell>
          <table:table-cell table:formula="of:=[Sheet1.K12]/[Sheet1.$B12]" office:value-type="float" office:value="0.147979455373583" calcext:value-type="float">
            <text:p>0.1479794554</text:p>
          </table:table-cell>
          <table:table-cell table:formula="of:=[Sheet1.L12]/[Sheet1.$B12]" office:value-type="float" office:value="0.0505862971218141" calcext:value-type="float">
            <text:p>0.0505862971</text:p>
          </table:table-cell>
          <table:table-cell table:formula="of:=[Sheet1.M12]/[Sheet1.$B12]" office:value-type="float" office:value="0.0487450334334722" calcext:value-type="float">
            <text:p>0.0487450334</text:p>
          </table:table-cell>
          <table:table-cell table:formula="of:=[Sheet1.N12]/[Sheet1.$B12]" office:value-type="float" office:value="0.210970055237911" calcext:value-type="float">
            <text:p>0.2109700552</text:p>
          </table:table-cell>
          <table:table-cell table:formula="of:=[Sheet1.O12]/[Sheet1.$B12]" office:value-type="float" office:value="0.0791743385987014" calcext:value-type="float">
            <text:p>0.0791743386</text:p>
          </table:table-cell>
          <table:table-cell table:formula="of:=[Sheet1.P12]/[Sheet1.$B12]" office:value-type="float" office:value="0.0160868301191976" calcext:value-type="float">
            <text:p>0.0160868301</text:p>
          </table:table-cell>
          <table:table-cell table:formula="of:=[Sheet1.Q12]/[Sheet1.$B12]" office:value-type="float" office:value="0.0176373679620118" calcext:value-type="float">
            <text:p>0.017637368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50 to 54 years</text:span></text:p>
          </table:table-cell>
          <table:table-cell table:formula="of:=[Sheet1.C13]/[Sheet1.$B13]" office:value-type="float" office:value="0.00402709134175362" calcext:value-type="float">
            <text:p>0.0040270913</text:p>
          </table:table-cell>
          <table:table-cell table:formula="of:=[Sheet1.D13]/[Sheet1.$B13]" office:value-type="float" office:value="0.00832875709317225" calcext:value-type="float">
            <text:p>0.0083287571</text:p>
          </table:table-cell>
          <table:table-cell table:formula="of:=[Sheet1.E13]/[Sheet1.$B13]" office:value-type="float" office:value="0.014003294892916" calcext:value-type="float">
            <text:p>0.0140032949</text:p>
          </table:table-cell>
          <table:table-cell table:formula="of:=[Sheet1.F13]/[Sheet1.$B13]" office:value-type="float" office:value="0.0198608822991031" calcext:value-type="float">
            <text:p>0.0198608823</text:p>
          </table:table-cell>
          <table:table-cell table:formula="of:=[Sheet1.G13]/[Sheet1.$B13]" office:value-type="float" office:value="0.0151015925315761" calcext:value-type="float">
            <text:p>0.0151015925</text:p>
          </table:table-cell>
          <table:table-cell table:formula="of:=[Sheet1.H13]/[Sheet1.$B13]" office:value-type="float" office:value="0.0207761303313198" calcext:value-type="float">
            <text:p>0.0207761303</text:p>
          </table:table-cell>
          <table:table-cell table:formula="of:=[Sheet1.I13]/[Sheet1.$B13]" office:value-type="float" office:value="0.0365183964854476" calcext:value-type="float">
            <text:p>0.0365183965</text:p>
          </table:table-cell>
          <table:table-cell table:formula="of:=[Sheet1.J13]/[Sheet1.$B13]" office:value-type="float" office:value="0.32930624199158" calcext:value-type="float">
            <text:p>0.329306242</text:p>
          </table:table-cell>
          <table:table-cell table:formula="of:=[Sheet1.K13]/[Sheet1.$B13]" office:value-type="float" office:value="0.156873512721948" calcext:value-type="float">
            <text:p>0.1568735127</text:p>
          </table:table-cell>
          <table:table-cell table:formula="of:=[Sheet1.L13]/[Sheet1.$B13]" office:value-type="float" office:value="0.043382756727073" calcext:value-type="float">
            <text:p>0.0433827567</text:p>
          </table:table-cell>
          <table:table-cell table:formula="of:=[Sheet1.M13]/[Sheet1.$B13]" office:value-type="float" office:value="0.0501555921654768" calcext:value-type="float">
            <text:p>0.0501555922</text:p>
          </table:table-cell>
          <table:table-cell table:formula="of:=[Sheet1.N13]/[Sheet1.$B13]" office:value-type="float" office:value="0.185337726523888" calcext:value-type="float">
            <text:p>0.1853377265</text:p>
          </table:table-cell>
          <table:table-cell table:formula="of:=[Sheet1.O13]/[Sheet1.$B13]" office:value-type="float" office:value="0.0777960827384221" calcext:value-type="float">
            <text:p>0.0777960827</text:p>
          </table:table-cell>
          <table:table-cell table:formula="of:=[Sheet1.P13]/[Sheet1.$B13]" office:value-type="float" office:value="0.0180303862346696" calcext:value-type="float">
            <text:p>0.0180303862</text:p>
          </table:table-cell>
          <table:table-cell table:formula="of:=[Sheet1.Q13]/[Sheet1.$B13]" office:value-type="float" office:value="0.0205930807248764" calcext:value-type="float">
            <text:p>0.0205930807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5</text:span><text:span text:style-name="T1">5 to 59 years</text:span></text:p>
          </table:table-cell>
          <table:table-cell table:formula="of:=[Sheet1.C14]/[Sheet1.$B14]" office:value-type="float" office:value="0.00366372908208734" calcext:value-type="float">
            <text:p>0.0036637291</text:p>
          </table:table-cell>
          <table:table-cell table:formula="of:=[Sheet1.D14]/[Sheet1.$B14]" office:value-type="float" office:value="0.00742647786909595" calcext:value-type="float">
            <text:p>0.0074264779</text:p>
          </table:table-cell>
          <table:table-cell table:formula="of:=[Sheet1.E14]/[Sheet1.$B14]" office:value-type="float" office:value="0.0142588375086642" calcext:value-type="float">
            <text:p>0.0142588375</text:p>
          </table:table-cell>
          <table:table-cell table:formula="of:=[Sheet1.F14]/[Sheet1.$B14]" office:value-type="float" office:value="0.0125755025250025" calcext:value-type="float">
            <text:p>0.0125755025</text:p>
          </table:table-cell>
          <table:table-cell table:formula="of:=[Sheet1.G14]/[Sheet1.$B14]" office:value-type="float" office:value="0.0132686404594514" calcext:value-type="float">
            <text:p>0.0132686405</text:p>
          </table:table-cell>
          <table:table-cell table:formula="of:=[Sheet1.H14]/[Sheet1.$B14]" office:value-type="float" office:value="0.018417665115358" calcext:value-type="float">
            <text:p>0.0184176651</text:p>
          </table:table-cell>
          <table:table-cell table:formula="of:=[Sheet1.I14]/[Sheet1.$B14]" office:value-type="float" office:value="0.0301019902960689" calcext:value-type="float">
            <text:p>0.0301019903</text:p>
          </table:table-cell>
          <table:table-cell table:formula="of:=[Sheet1.J14]/[Sheet1.$B14]" office:value-type="float" office:value="0.333399346469947" calcext:value-type="float">
            <text:p>0.3333993465</text:p>
          </table:table-cell>
          <table:table-cell table:formula="of:=[Sheet1.K14]/[Sheet1.$B14]" office:value-type="float" office:value="0.170709971284286" calcext:value-type="float">
            <text:p>0.1707099713</text:p>
          </table:table-cell>
          <table:table-cell table:formula="of:=[Sheet1.L14]/[Sheet1.$B14]" office:value-type="float" office:value="0.0407961184275671" calcext:value-type="float">
            <text:p>0.0407961184</text:p>
          </table:table-cell>
          <table:table-cell table:formula="of:=[Sheet1.M14]/[Sheet1.$B14]" office:value-type="float" office:value="0.0484206357065056" calcext:value-type="float">
            <text:p>0.0484206357</text:p>
          </table:table-cell>
          <table:table-cell table:formula="of:=[Sheet1.N14]/[Sheet1.$B14]" office:value-type="float" office:value="0.178235468858303" calcext:value-type="float">
            <text:p>0.1782354689</text:p>
          </table:table-cell>
          <table:table-cell table:formula="of:=[Sheet1.O14]/[Sheet1.$B14]" office:value-type="float" office:value="0.0802059609862363" calcext:value-type="float">
            <text:p>0.080205961</text:p>
          </table:table-cell>
          <table:table-cell table:formula="of:=[Sheet1.P14]/[Sheet1.$B14]" office:value-type="float" office:value="0.0235666897712645" calcext:value-type="float">
            <text:p>0.0235666898</text:p>
          </table:table-cell>
          <table:table-cell table:formula="of:=[Sheet1.Q14]/[Sheet1.$B14]" office:value-type="float" office:value="0.0246559065253986" calcext:value-type="float">
            <text:p>0.0246559065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0 to 64 years</text:span></text:p>
          </table:table-cell>
          <table:table-cell table:formula="of:=[Sheet1.C15]/[Sheet1.$B15]" office:value-type="float" office:value="0.00571498054474708" calcext:value-type="float">
            <text:p>0.0057149805</text:p>
          </table:table-cell>
          <table:table-cell table:formula="of:=[Sheet1.D15]/[Sheet1.$B15]" office:value-type="float" office:value="0.00729571984435798" calcext:value-type="float">
            <text:p>0.0072957198</text:p>
          </table:table-cell>
          <table:table-cell table:formula="of:=[Sheet1.E15]/[Sheet1.$B15]" office:value-type="float" office:value="0.0143482490272374" calcext:value-type="float">
            <text:p>0.014348249</text:p>
          </table:table-cell>
          <table:table-cell table:formula="of:=[Sheet1.F15]/[Sheet1.$B15]" office:value-type="float" office:value="0.0158073929961089" calcext:value-type="float">
            <text:p>0.015807393</text:p>
          </table:table-cell>
          <table:table-cell table:formula="of:=[Sheet1.G15]/[Sheet1.$B15]" office:value-type="float" office:value="0.0116731517509728" calcext:value-type="float">
            <text:p>0.0116731518</text:p>
          </table:table-cell>
          <table:table-cell table:formula="of:=[Sheet1.H15]/[Sheet1.$B15]" office:value-type="float" office:value="0.0155642023346304" calcext:value-type="float">
            <text:p>0.0155642023</text:p>
          </table:table-cell>
          <table:table-cell table:formula="of:=[Sheet1.I15]/[Sheet1.$B15]" office:value-type="float" office:value="0.0231031128404669" calcext:value-type="float">
            <text:p>0.0231031128</text:p>
          </table:table-cell>
          <table:table-cell table:formula="of:=[Sheet1.J15]/[Sheet1.$B15]" office:value-type="float" office:value="0.285019455252918" calcext:value-type="float">
            <text:p>0.2850194553</text:p>
          </table:table-cell>
          <table:table-cell table:formula="of:=[Sheet1.K15]/[Sheet1.$B15]" office:value-type="float" office:value="0.174854085603113" calcext:value-type="float">
            <text:p>0.1748540856</text:p>
          </table:table-cell>
          <table:table-cell table:formula="of:=[Sheet1.L15]/[Sheet1.$B15]" office:value-type="float" office:value="0.0447470817120623" calcext:value-type="float">
            <text:p>0.0447470817</text:p>
          </table:table-cell>
          <table:table-cell table:formula="of:=[Sheet1.M15]/[Sheet1.$B15]" office:value-type="float" office:value="0.0547178988326848" calcext:value-type="float">
            <text:p>0.0547178988</text:p>
          </table:table-cell>
          <table:table-cell table:formula="of:=[Sheet1.N15]/[Sheet1.$B15]" office:value-type="float" office:value="0.201483463035019" calcext:value-type="float">
            <text:p>0.201483463</text:p>
          </table:table-cell>
          <table:table-cell table:formula="of:=[Sheet1.O15]/[Sheet1.$B15]" office:value-type="float" office:value="0.0963035019455253" calcext:value-type="float">
            <text:p>0.0963035019</text:p>
          </table:table-cell>
          <table:table-cell table:formula="of:=[Sheet1.P15]/[Sheet1.$B15]" office:value-type="float" office:value="0.0214007782101167" calcext:value-type="float">
            <text:p>0.0214007782</text:p>
          </table:table-cell>
          <table:table-cell table:formula="of:=[Sheet1.Q15]/[Sheet1.$B15]" office:value-type="float" office:value="0.0279669260700389" calcext:value-type="float">
            <text:p>0.0279669261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5 to 69 years</text:span></text:p>
          </table:table-cell>
          <table:table-cell table:formula="of:=[Sheet1.C16]/[Sheet1.$B16]" office:value-type="float" office:value="0.00246376811594203" calcext:value-type="float">
            <text:p>0.0024637681</text:p>
          </table:table-cell>
          <table:table-cell table:formula="of:=[Sheet1.D16]/[Sheet1.$B16]" office:value-type="float" office:value="0.0102898550724638" calcext:value-type="float">
            <text:p>0.0102898551</text:p>
          </table:table-cell>
          <table:table-cell table:formula="of:=[Sheet1.E16]/[Sheet1.$B16]" office:value-type="float" office:value="0.0149275362318841" calcext:value-type="float">
            <text:p>0.0149275362</text:p>
          </table:table-cell>
          <table:table-cell table:formula="of:=[Sheet1.F16]/[Sheet1.$B16]" office:value-type="float" office:value="0.0260869565217391" calcext:value-type="float">
            <text:p>0.0260869565</text:p>
          </table:table-cell>
          <table:table-cell table:formula="of:=[Sheet1.G16]/[Sheet1.$B16]" office:value-type="float" office:value="0.0147826086956522" calcext:value-type="float">
            <text:p>0.0147826087</text:p>
          </table:table-cell>
          <table:table-cell table:formula="of:=[Sheet1.H16]/[Sheet1.$B16]" office:value-type="float" office:value="0.0250724637681159" calcext:value-type="float">
            <text:p>0.0250724638</text:p>
          </table:table-cell>
          <table:table-cell table:formula="of:=[Sheet1.I16]/[Sheet1.$B16]" office:value-type="float" office:value="0.0260869565217391" calcext:value-type="float">
            <text:p>0.0260869565</text:p>
          </table:table-cell>
          <table:table-cell table:formula="of:=[Sheet1.J16]/[Sheet1.$B16]" office:value-type="float" office:value="0.277826086956522" calcext:value-type="float">
            <text:p>0.277826087</text:p>
          </table:table-cell>
          <table:table-cell table:formula="of:=[Sheet1.K16]/[Sheet1.$B16]" office:value-type="float" office:value="0.162608695652174" calcext:value-type="float">
            <text:p>0.1626086957</text:p>
          </table:table-cell>
          <table:table-cell table:formula="of:=[Sheet1.L16]/[Sheet1.$B16]" office:value-type="float" office:value="0.0363768115942029" calcext:value-type="float">
            <text:p>0.0363768116</text:p>
          </table:table-cell>
          <table:table-cell table:formula="of:=[Sheet1.M16]/[Sheet1.$B16]" office:value-type="float" office:value="0.0472463768115942" calcext:value-type="float">
            <text:p>0.0472463768</text:p>
          </table:table-cell>
          <table:table-cell table:formula="of:=[Sheet1.N16]/[Sheet1.$B16]" office:value-type="float" office:value="0.190724637681159" calcext:value-type="float">
            <text:p>0.1907246377</text:p>
          </table:table-cell>
          <table:table-cell table:formula="of:=[Sheet1.O16]/[Sheet1.$B16]" office:value-type="float" office:value="0.103188405797101" calcext:value-type="float">
            <text:p>0.1031884058</text:p>
          </table:table-cell>
          <table:table-cell table:formula="of:=[Sheet1.P16]/[Sheet1.$B16]" office:value-type="float" office:value="0.0233333333333333" calcext:value-type="float">
            <text:p>0.0233333333</text:p>
          </table:table-cell>
          <table:table-cell table:formula="of:=[Sheet1.Q16]/[Sheet1.$B16]" office:value-type="float" office:value="0.0388405797101449" calcext:value-type="float">
            <text:p>0.0388405797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7</text:span><text:span text:style-name="T1">0 to 74 years</text:span></text:p>
          </table:table-cell>
          <table:table-cell table:formula="of:=[Sheet1.C17]/[Sheet1.$B17]" office:value-type="float" office:value="0.00488945578231293" calcext:value-type="float">
            <text:p>0.0048894558</text:p>
          </table:table-cell>
          <table:table-cell table:formula="of:=[Sheet1.D17]/[Sheet1.$B17]" office:value-type="float" office:value="0.00935374149659864" calcext:value-type="float">
            <text:p>0.0093537415</text:p>
          </table:table-cell>
          <table:table-cell table:formula="of:=[Sheet1.E17]/[Sheet1.$B17]" office:value-type="float" office:value="0.0155187074829932" calcext:value-type="float">
            <text:p>0.0155187075</text:p>
          </table:table-cell>
          <table:table-cell table:formula="of:=[Sheet1.F17]/[Sheet1.$B17]" office:value-type="float" office:value="0.0435799319727891" calcext:value-type="float">
            <text:p>0.043579932</text:p>
          </table:table-cell>
          <table:table-cell table:formula="of:=[Sheet1.G17]/[Sheet1.$B17]" office:value-type="float" office:value="0.0240221088435374" calcext:value-type="float">
            <text:p>0.0240221088</text:p>
          </table:table-cell>
          <table:table-cell table:formula="of:=[Sheet1.H17]/[Sheet1.$B17]" office:value-type="float" office:value="0.0257227891156463" calcext:value-type="float">
            <text:p>0.0257227891</text:p>
          </table:table-cell>
          <table:table-cell table:formula="of:=[Sheet1.I17]/[Sheet1.$B17]" office:value-type="float" office:value="0.0361394557823129" calcext:value-type="float">
            <text:p>0.0361394558</text:p>
          </table:table-cell>
          <table:table-cell table:formula="of:=[Sheet1.J17]/[Sheet1.$B17]" office:value-type="float" office:value="0.304634353741497" calcext:value-type="float">
            <text:p>0.3046343537</text:p>
          </table:table-cell>
          <table:table-cell table:formula="of:=[Sheet1.K17]/[Sheet1.$B17]" office:value-type="float" office:value="0.146683673469388" calcext:value-type="float">
            <text:p>0.1466836735</text:p>
          </table:table-cell>
          <table:table-cell table:formula="of:=[Sheet1.L17]/[Sheet1.$B17]" office:value-type="float" office:value="0.0308248299319728" calcext:value-type="float">
            <text:p>0.0308248299</text:p>
          </table:table-cell>
          <table:table-cell table:formula="of:=[Sheet1.M17]/[Sheet1.$B17]" office:value-type="float" office:value="0.039328231292517" calcext:value-type="float">
            <text:p>0.0393282313</text:p>
          </table:table-cell>
          <table:table-cell table:formula="of:=[Sheet1.N17]/[Sheet1.$B17]" office:value-type="float" office:value="0.175170068027211" calcext:value-type="float">
            <text:p>0.175170068</text:p>
          </table:table-cell>
          <table:table-cell table:formula="of:=[Sheet1.O17]/[Sheet1.$B17]" office:value-type="float" office:value="0.0865221088435374" calcext:value-type="float">
            <text:p>0.0865221088</text:p>
          </table:table-cell>
          <table:table-cell table:formula="of:=[Sheet1.P17]/[Sheet1.$B17]" office:value-type="float" office:value="0.0259353741496599" calcext:value-type="float">
            <text:p>0.0259353741</text:p>
          </table:table-cell>
          <table:table-cell table:formula="of:=[Sheet1.Q17]/[Sheet1.$B17]" office:value-type="float" office:value="0.0314625850340136" calcext:value-type="float">
            <text:p>0.031462585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75 years and over</text:span></text:p>
          </table:table-cell>
          <table:table-cell table:formula="of:=[Sheet1.C18]/[Sheet1.$B18]" office:value-type="float" office:value="0.00792928636422722" calcext:value-type="float">
            <text:p>0.0079292864</text:p>
          </table:table-cell>
          <table:table-cell table:formula="of:=[Sheet1.D18]/[Sheet1.$B18]" office:value-type="float" office:value="0.0157285844274015" calcext:value-type="float">
            <text:p>0.0157285844</text:p>
          </table:table-cell>
          <table:table-cell table:formula="of:=[Sheet1.E18]/[Sheet1.$B18]" office:value-type="float" office:value="0.0308072273495385" calcext:value-type="float">
            <text:p>0.0308072273</text:p>
          </table:table-cell>
          <table:table-cell table:formula="of:=[Sheet1.F18]/[Sheet1.$B18]" office:value-type="float" office:value="0.0613544780969713" calcext:value-type="float">
            <text:p>0.0613544781</text:p>
          </table:table-cell>
          <table:table-cell table:formula="of:=[Sheet1.G18]/[Sheet1.$B18]" office:value-type="float" office:value="0.0243078122968933" calcext:value-type="float">
            <text:p>0.0243078123</text:p>
          </table:table-cell>
          <table:table-cell table:formula="of:=[Sheet1.H18]/[Sheet1.$B18]" office:value-type="float" office:value="0.0306772390484856" calcext:value-type="float">
            <text:p>0.030677239</text:p>
          </table:table-cell>
          <table:table-cell table:formula="of:=[Sheet1.I18]/[Sheet1.$B18]" office:value-type="float" office:value="0.0367866891979722" calcext:value-type="float">
            <text:p>0.0367866892</text:p>
          </table:table-cell>
          <table:table-cell table:formula="of:=[Sheet1.J18]/[Sheet1.$B18]" office:value-type="float" office:value="0.322111010009099" calcext:value-type="float">
            <text:p>0.32211101</text:p>
          </table:table-cell>
          <table:table-cell table:formula="of:=[Sheet1.K18]/[Sheet1.$B18]" office:value-type="float" office:value="0.137917587417132" calcext:value-type="float">
            <text:p>0.1379175874</text:p>
          </table:table-cell>
          <table:table-cell table:formula="of:=[Sheet1.L18]/[Sheet1.$B18]" office:value-type="float" office:value="0.0181983621474067" calcext:value-type="float">
            <text:p>0.0181983621</text:p>
          </table:table-cell>
          <table:table-cell table:formula="of:=[Sheet1.M18]/[Sheet1.$B18]" office:value-type="float" office:value="0.0334069933705966" calcext:value-type="float">
            <text:p>0.0334069934</text:p>
          </table:table-cell>
          <table:table-cell table:formula="of:=[Sheet1.N18]/[Sheet1.$B18]" office:value-type="float" office:value="0.150656440920317" calcext:value-type="float">
            <text:p>0.1506564409</text:p>
          </table:table-cell>
          <table:table-cell table:formula="of:=[Sheet1.O18]/[Sheet1.$B18]" office:value-type="float" office:value="0.0734433900948915" calcext:value-type="float">
            <text:p>0.0734433901</text:p>
          </table:table-cell>
          <table:table-cell table:formula="of:=[Sheet1.P18]/[Sheet1.$B18]" office:value-type="float" office:value="0.0245677888989991" calcext:value-type="float">
            <text:p>0.0245677889</text:p>
          </table:table-cell>
          <table:table-cell table:formula="of:=[Sheet1.Q18]/[Sheet1.$B18]" office:value-type="float" office:value="0.0319771220590147" calcext:value-type="float">
            <text:p>0.031977122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emale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..<text:span text:style-name="T1">18 to 24 years</text:span></text:p>
          </table:table-cell>
          <table:table-cell table:formula="of:=[Sheet1.C20]/[Sheet1.$B20]" office:value-type="float" office:value="0.00181354110693176" calcext:value-type="float">
            <text:p>0.0018135411</text:p>
          </table:table-cell>
          <table:table-cell table:formula="of:=[Sheet1.D20]/[Sheet1.$B20]" office:value-type="float" office:value="0.001947877485223" calcext:value-type="float">
            <text:p>0.0019478775</text:p>
          </table:table-cell>
          <table:table-cell table:formula="of:=[Sheet1.E20]/[Sheet1.$B20]" office:value-type="float" office:value="0.00201504567436862" calcext:value-type="float">
            <text:p>0.0020150457</text:p>
          </table:table-cell>
          <table:table-cell table:formula="of:=[Sheet1.F20]/[Sheet1.$B20]" office:value-type="float" office:value="0.00698549167114455" calcext:value-type="float">
            <text:p>0.0069854917</text:p>
          </table:table-cell>
          <table:table-cell table:formula="of:=[Sheet1.G20]/[Sheet1.$B20]" office:value-type="float" office:value="0.0112842557764643" calcext:value-type="float">
            <text:p>0.0112842558</text:p>
          </table:table-cell>
          <table:table-cell table:formula="of:=[Sheet1.H20]/[Sheet1.$B20]" office:value-type="float" office:value="0.0192101020956475" calcext:value-type="float">
            <text:p>0.0192101021</text:p>
          </table:table-cell>
          <table:table-cell table:formula="of:=[Sheet1.I20]/[Sheet1.$B20]" office:value-type="float" office:value="0.112775389575497" calcext:value-type="float">
            <text:p>0.1127753896</text:p>
          </table:table-cell>
          <table:table-cell table:formula="of:=[Sheet1.J20]/[Sheet1.$B20]" office:value-type="float" office:value="0.24570123589468" calcext:value-type="float">
            <text:p>0.2457012359</text:p>
          </table:table-cell>
          <table:table-cell table:formula="of:=[Sheet1.K20]/[Sheet1.$B20]" office:value-type="float" office:value="0.415502418054809" calcext:value-type="float">
            <text:p>0.4155024181</text:p>
          </table:table-cell>
          <table:table-cell table:formula="of:=[Sheet1.L20]/[Sheet1.$B20]" office:value-type="float" office:value="0.0247178936055884" calcext:value-type="float">
            <text:p>0.0247178936</text:p>
          </table:table-cell>
          <table:table-cell table:formula="of:=[Sheet1.M20]/[Sheet1.$B20]" office:value-type="float" office:value="0.0455400322407308" calcext:value-type="float">
            <text:p>0.0455400322</text:p>
          </table:table-cell>
          <table:table-cell table:formula="of:=[Sheet1.N20]/[Sheet1.$B20]" office:value-type="float" office:value="0.104177861364858" calcext:value-type="float">
            <text:p>0.1041778614</text:p>
          </table:table-cell>
          <table:table-cell table:formula="of:=[Sheet1.O20]/[Sheet1.$B20]" office:value-type="float" office:value="0.00779150994089199" calcext:value-type="float">
            <text:p>0.0077915099</text:p>
          </table:table-cell>
          <table:table-cell table:formula="of:=[Sheet1.P20]/[Sheet1.$B20]" office:value-type="float" office:value="0.0000671681891456206" calcext:value-type="float">
            <text:p>6.71681891456206E-005</text:p>
          </table:table-cell>
          <table:table-cell table:formula="of:=[Sheet1.Q20]/[Sheet1.$B20]" office:value-type="float" office:value="0.000537345513164965" calcext:value-type="float">
            <text:p>0.0005373455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25 to 29 years</text:span></text:p>
          </table:table-cell>
          <table:table-cell table:formula="of:=[Sheet1.C21]/[Sheet1.$B21]" office:value-type="float" office:value="0.000761179828734539" calcext:value-type="float">
            <text:p>0.0007611798</text:p>
          </table:table-cell>
          <table:table-cell table:formula="of:=[Sheet1.D21]/[Sheet1.$B21]" office:value-type="float" office:value="0.00256898192197907" calcext:value-type="float">
            <text:p>0.0025689819</text:p>
          </table:table-cell>
          <table:table-cell table:formula="of:=[Sheet1.E21]/[Sheet1.$B21]" office:value-type="float" office:value="0.00865842055185538" calcext:value-type="float">
            <text:p>0.0086584206</text:p>
          </table:table-cell>
          <table:table-cell table:formula="of:=[Sheet1.F21]/[Sheet1.$B21]" office:value-type="float" office:value="0.010941960038059" calcext:value-type="float">
            <text:p>0.01094196</text:p>
          </table:table-cell>
          <table:table-cell table:formula="of:=[Sheet1.G21]/[Sheet1.$B21]" office:value-type="float" office:value="0.0117982873453853" calcext:value-type="float">
            <text:p>0.0117982873</text:p>
          </table:table-cell>
          <table:table-cell table:formula="of:=[Sheet1.H21]/[Sheet1.$B21]" office:value-type="float" office:value="0.0175071360608944" calcext:value-type="float">
            <text:p>0.0175071361</text:p>
          </table:table-cell>
          <table:table-cell table:formula="of:=[Sheet1.I21]/[Sheet1.$B21]" office:value-type="float" office:value="0.032825880114177" calcext:value-type="float">
            <text:p>0.0328258801</text:p>
          </table:table-cell>
          <table:table-cell table:formula="of:=[Sheet1.J21]/[Sheet1.$B21]" office:value-type="float" office:value="0.236346336822074" calcext:value-type="float">
            <text:p>0.2363463368</text:p>
          </table:table-cell>
          <table:table-cell table:formula="of:=[Sheet1.K21]/[Sheet1.$B21]" office:value-type="float" office:value="0.199238820171265" calcext:value-type="float">
            <text:p>0.1992388202</text:p>
          </table:table-cell>
          <table:table-cell table:formula="of:=[Sheet1.L21]/[Sheet1.$B21]" office:value-type="float" office:value="0.0431969552806851" calcext:value-type="float">
            <text:p>0.0431969553</text:p>
          </table:table-cell>
          <table:table-cell table:formula="of:=[Sheet1.M21]/[Sheet1.$B21]" office:value-type="float" office:value="0.0655566127497621" calcext:value-type="float">
            <text:p>0.0655566127</text:p>
          </table:table-cell>
          <table:table-cell table:formula="of:=[Sheet1.N21]/[Sheet1.$B21]" office:value-type="float" office:value="0.278686964795433" calcext:value-type="float">
            <text:p>0.2786869648</text:p>
          </table:table-cell>
          <table:table-cell table:formula="of:=[Sheet1.O21]/[Sheet1.$B21]" office:value-type="float" office:value="0.0738344433872502" calcext:value-type="float">
            <text:p>0.0738344434</text:p>
          </table:table-cell>
          <table:table-cell table:formula="of:=[Sheet1.P21]/[Sheet1.$B21]" office:value-type="float" office:value="0.00761179828734539" calcext:value-type="float">
            <text:p>0.0076117983</text:p>
          </table:table-cell>
          <table:table-cell table:formula="of:=[Sheet1.Q21]/[Sheet1.$B21]" office:value-type="float" office:value="0.0103710751665081" calcext:value-type="float">
            <text:p>0.0103710752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30</text:span><text:span text:style-name="T1"> to 34 years</text:span></text:p>
          </table:table-cell>
          <table:table-cell table:formula="of:=[Sheet1.C22]/[Sheet1.$B22]" office:value-type="float" office:value="0.00210124164278892" calcext:value-type="float">
            <text:p>0.0021012416</text:p>
          </table:table-cell>
          <table:table-cell table:formula="of:=[Sheet1.D22]/[Sheet1.$B22]" office:value-type="float" office:value="0.00401146131805158" calcext:value-type="float">
            <text:p>0.0040114613</text:p>
          </table:table-cell>
          <table:table-cell table:formula="of:=[Sheet1.E22]/[Sheet1.$B22]" office:value-type="float" office:value="0.0124164278892073" calcext:value-type="float">
            <text:p>0.0124164279</text:p>
          </table:table-cell>
          <table:table-cell table:formula="of:=[Sheet1.F22]/[Sheet1.$B22]" office:value-type="float" office:value="0.0111747851002865" calcext:value-type="float">
            <text:p>0.0111747851</text:p>
          </table:table-cell>
          <table:table-cell table:formula="of:=[Sheet1.G22]/[Sheet1.$B22]" office:value-type="float" office:value="0.0148997134670487" calcext:value-type="float">
            <text:p>0.0148997135</text:p>
          </table:table-cell>
          <table:table-cell table:formula="of:=[Sheet1.H22]/[Sheet1.$B22]" office:value-type="float" office:value="0.0157593123209169" calcext:value-type="float">
            <text:p>0.0157593123</text:p>
          </table:table-cell>
          <table:table-cell table:formula="of:=[Sheet1.I22]/[Sheet1.$B22]" office:value-type="float" office:value="0.0376313276026743" calcext:value-type="float">
            <text:p>0.0376313276</text:p>
          </table:table-cell>
          <table:table-cell table:formula="of:=[Sheet1.J22]/[Sheet1.$B22]" office:value-type="float" office:value="0.229990448901624" calcext:value-type="float">
            <text:p>0.2299904489</text:p>
          </table:table-cell>
          <table:table-cell table:formula="of:=[Sheet1.K22]/[Sheet1.$B22]" office:value-type="float" office:value="0.166189111747851" calcext:value-type="float">
            <text:p>0.1661891117</text:p>
          </table:table-cell>
          <table:table-cell table:formula="of:=[Sheet1.L22]/[Sheet1.$B22]" office:value-type="float" office:value="0.047468958930277" calcext:value-type="float">
            <text:p>0.0474689589</text:p>
          </table:table-cell>
          <table:table-cell table:formula="of:=[Sheet1.M22]/[Sheet1.$B22]" office:value-type="float" office:value="0.0697230181470869" calcext:value-type="float">
            <text:p>0.0697230181</text:p>
          </table:table-cell>
          <table:table-cell table:formula="of:=[Sheet1.N22]/[Sheet1.$B22]" office:value-type="float" office:value="0.244985673352435" calcext:value-type="float">
            <text:p>0.2449856734</text:p>
          </table:table-cell>
          <table:table-cell table:formula="of:=[Sheet1.O22]/[Sheet1.$B22]" office:value-type="float" office:value="0.117096466093601" calcext:value-type="float">
            <text:p>0.1170964661</text:p>
          </table:table-cell>
          <table:table-cell table:formula="of:=[Sheet1.P22]/[Sheet1.$B22]" office:value-type="float" office:value="0.0126074498567335" calcext:value-type="float">
            <text:p>0.0126074499</text:p>
          </table:table-cell>
          <table:table-cell table:formula="of:=[Sheet1.Q22]/[Sheet1.$B22]" office:value-type="float" office:value="0.0138490926456543" calcext:value-type="float">
            <text:p>0.0138490926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35 to 39 years</text:span></text:p>
          </table:table-cell>
          <table:table-cell table:formula="of:=[Sheet1.C23]/[Sheet1.$B23]" office:value-type="float" office:value="0.00389384158212932" calcext:value-type="float">
            <text:p>0.0038938416</text:p>
          </table:table-cell>
          <table:table-cell table:formula="of:=[Sheet1.D23]/[Sheet1.$B23]" office:value-type="float" office:value="0.00471359770468286" calcext:value-type="float">
            <text:p>0.0047135977</text:p>
          </table:table-cell>
          <table:table-cell table:formula="of:=[Sheet1.E23]/[Sheet1.$B23]" office:value-type="float" office:value="0.0151654882672405" calcext:value-type="float">
            <text:p>0.0151654883</text:p>
          </table:table-cell>
          <table:table-cell table:formula="of:=[Sheet1.F23]/[Sheet1.$B23]" office:value-type="float" office:value="0.0120914028076647" calcext:value-type="float">
            <text:p>0.0120914028</text:p>
          </table:table-cell>
          <table:table-cell table:formula="of:=[Sheet1.G23]/[Sheet1.$B23]" office:value-type="float" office:value="0.0197766164566042" calcext:value-type="float">
            <text:p>0.0197766165</text:p>
          </table:table-cell>
          <table:table-cell table:formula="of:=[Sheet1.H23]/[Sheet1.$B23]" office:value-type="float" office:value="0.0173173480889435" calcext:value-type="float">
            <text:p>0.0173173481</text:p>
          </table:table-cell>
          <table:table-cell table:formula="of:=[Sheet1.I23]/[Sheet1.$B23]" office:value-type="float" office:value="0.0288964033200123" calcext:value-type="float">
            <text:p>0.0288964033</text:p>
          </table:table-cell>
          <table:table-cell table:formula="of:=[Sheet1.J23]/[Sheet1.$B23]" office:value-type="float" office:value="0.223486012911159" calcext:value-type="float">
            <text:p>0.2234860129</text:p>
          </table:table-cell>
          <table:table-cell table:formula="of:=[Sheet1.K23]/[Sheet1.$B23]" office:value-type="float" office:value="0.165488267240496" calcext:value-type="float">
            <text:p>0.1654882672</text:p>
          </table:table-cell>
          <table:table-cell table:formula="of:=[Sheet1.L23]/[Sheet1.$B23]" office:value-type="float" office:value="0.048980428322574" calcext:value-type="float">
            <text:p>0.0489804283</text:p>
          </table:table-cell>
          <table:table-cell table:formula="of:=[Sheet1.M23]/[Sheet1.$B23]" office:value-type="float" office:value="0.0725484168459883" calcext:value-type="float">
            <text:p>0.0725484168</text:p>
          </table:table-cell>
          <table:table-cell table:formula="of:=[Sheet1.N23]/[Sheet1.$B23]" office:value-type="float" office:value="0.242647812275848" calcext:value-type="float">
            <text:p>0.2426478123</text:p>
          </table:table-cell>
          <table:table-cell table:formula="of:=[Sheet1.O23]/[Sheet1.$B23]" office:value-type="float" office:value="0.112101649759197" calcext:value-type="float">
            <text:p>0.1121016498</text:p>
          </table:table-cell>
          <table:table-cell table:formula="of:=[Sheet1.P23]/[Sheet1.$B23]" office:value-type="float" office:value="0.0162926529357516" calcext:value-type="float">
            <text:p>0.0162926529</text:p>
          </table:table-cell>
          <table:table-cell table:formula="of:=[Sheet1.Q23]/[Sheet1.$B23]" office:value-type="float" office:value="0.0166000614817092" calcext:value-type="float">
            <text:p>0.0166000615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40 to 44 years</text:span></text:p>
          </table:table-cell>
          <table:table-cell table:formula="of:=[Sheet1.C24]/[Sheet1.$B24]" office:value-type="float" office:value="0.00181038589804669" calcext:value-type="float">
            <text:p>0.0018103859</text:p>
          </table:table-cell>
          <table:table-cell table:formula="of:=[Sheet1.D24]/[Sheet1.$B24]" office:value-type="float" office:value="0.00457360647927585" calcext:value-type="float">
            <text:p>0.0045736065</text:p>
          </table:table-cell>
          <table:table-cell table:formula="of:=[Sheet1.E24]/[Sheet1.$B24]" office:value-type="float" office:value="0.013911386374464" calcext:value-type="float">
            <text:p>0.0139113864</text:p>
          </table:table-cell>
          <table:table-cell table:formula="of:=[Sheet1.F24]/[Sheet1.$B24]" office:value-type="float" office:value="0.0115292996665079" calcext:value-type="float">
            <text:p>0.0115292997</text:p>
          </table:table-cell>
          <table:table-cell table:formula="of:=[Sheet1.G24]/[Sheet1.$B24]" office:value-type="float" office:value="0.0165793234873749" calcext:value-type="float">
            <text:p>0.0165793235</text:p>
          </table:table-cell>
          <table:table-cell table:formula="of:=[Sheet1.H24]/[Sheet1.$B24]" office:value-type="float" office:value="0.0117198666031444" calcext:value-type="float">
            <text:p>0.0117198666</text:p>
          </table:table-cell>
          <table:table-cell table:formula="of:=[Sheet1.I24]/[Sheet1.$B24]" office:value-type="float" office:value="0.0273463554073368" calcext:value-type="float">
            <text:p>0.0273463554</text:p>
          </table:table-cell>
          <table:table-cell table:formula="of:=[Sheet1.J24]/[Sheet1.$B24]" office:value-type="float" office:value="0.252405907575036" calcext:value-type="float">
            <text:p>0.2524059076</text:p>
          </table:table-cell>
          <table:table-cell table:formula="of:=[Sheet1.K24]/[Sheet1.$B24]" office:value-type="float" office:value="0.17227251071939" calcext:value-type="float">
            <text:p>0.1722725107</text:p>
          </table:table-cell>
          <table:table-cell table:formula="of:=[Sheet1.L24]/[Sheet1.$B24]" office:value-type="float" office:value="0.0449737970462125" calcext:value-type="float">
            <text:p>0.044973797</text:p>
          </table:table-cell>
          <table:table-cell table:formula="of:=[Sheet1.M24]/[Sheet1.$B24]" office:value-type="float" office:value="0.0738446879466413" calcext:value-type="float">
            <text:p>0.0738446879</text:p>
          </table:table-cell>
          <table:table-cell table:formula="of:=[Sheet1.N24]/[Sheet1.$B24]" office:value-type="float" office:value="0.232777513101477" calcext:value-type="float">
            <text:p>0.2327775131</text:p>
          </table:table-cell>
          <table:table-cell table:formula="of:=[Sheet1.O24]/[Sheet1.$B24]" office:value-type="float" office:value="0.110242972844212" calcext:value-type="float">
            <text:p>0.1102429728</text:p>
          </table:table-cell>
          <table:table-cell table:formula="of:=[Sheet1.P24]/[Sheet1.$B24]" office:value-type="float" office:value="0.0137208194378275" calcext:value-type="float">
            <text:p>0.0137208194</text:p>
          </table:table-cell>
          <table:table-cell table:formula="of:=[Sheet1.Q24]/[Sheet1.$B24]" office:value-type="float" office:value="0.0121010004764173" calcext:value-type="float">
            <text:p>0.0121010005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45</text:span><text:span text:style-name="T1"> to 49 years</text:span></text:p>
          </table:table-cell>
          <table:table-cell table:formula="of:=[Sheet1.C25]/[Sheet1.$B25]" office:value-type="float" office:value="0.00279277601936325" calcext:value-type="float">
            <text:p>0.002792776</text:p>
          </table:table-cell>
          <table:table-cell table:formula="of:=[Sheet1.D25]/[Sheet1.$B25]" office:value-type="float" office:value="0.00698194004840812" calcext:value-type="float">
            <text:p>0.00698194</text:p>
          </table:table-cell>
          <table:table-cell table:formula="of:=[Sheet1.E25]/[Sheet1.$B25]" office:value-type="float" office:value="0.012008936883262" calcext:value-type="float">
            <text:p>0.0120089369</text:p>
          </table:table-cell>
          <table:table-cell table:formula="of:=[Sheet1.F25]/[Sheet1.$B25]" office:value-type="float" office:value="0.0148017129026252" calcext:value-type="float">
            <text:p>0.0148017129</text:p>
          </table:table-cell>
          <table:table-cell table:formula="of:=[Sheet1.G25]/[Sheet1.$B25]" office:value-type="float" office:value="0.0139638800968162" calcext:value-type="float">
            <text:p>0.0139638801</text:p>
          </table:table-cell>
          <table:table-cell table:formula="of:=[Sheet1.H25]/[Sheet1.$B25]" office:value-type="float" office:value="0.0129398622230497" calcext:value-type="float">
            <text:p>0.0129398622</text:p>
          </table:table-cell>
          <table:table-cell table:formula="of:=[Sheet1.I25]/[Sheet1.$B25]" office:value-type="float" office:value="0.0258797244460994" calcext:value-type="float">
            <text:p>0.0258797244</text:p>
          </table:table-cell>
          <table:table-cell table:formula="of:=[Sheet1.J25]/[Sheet1.$B25]" office:value-type="float" office:value="0.278625954198473" calcext:value-type="float">
            <text:p>0.2786259542</text:p>
          </table:table-cell>
          <table:table-cell table:formula="of:=[Sheet1.K25]/[Sheet1.$B25]" office:value-type="float" office:value="0.168311301433625" calcext:value-type="float">
            <text:p>0.1683113014</text:p>
          </table:table-cell>
          <table:table-cell table:formula="of:=[Sheet1.L25]/[Sheet1.$B25]" office:value-type="float" office:value="0.0481288400670266" calcext:value-type="float">
            <text:p>0.0481288401</text:p>
          </table:table-cell>
          <table:table-cell table:formula="of:=[Sheet1.M25]/[Sheet1.$B25]" office:value-type="float" office:value="0.0780115434742134" calcext:value-type="float">
            <text:p>0.0780115435</text:p>
          </table:table-cell>
          <table:table-cell table:formula="of:=[Sheet1.N25]/[Sheet1.$B25]" office:value-type="float" office:value="0.229100726121765" calcext:value-type="float">
            <text:p>0.2291007261</text:p>
          </table:table-cell>
          <table:table-cell table:formula="of:=[Sheet1.O25]/[Sheet1.$B25]" office:value-type="float" office:value="0.0849003909886427" calcext:value-type="float">
            <text:p>0.084900391</text:p>
          </table:table-cell>
          <table:table-cell table:formula="of:=[Sheet1.P25]/[Sheet1.$B25]" office:value-type="float" office:value="0.0118227518153044" calcext:value-type="float">
            <text:p>0.0118227518</text:p>
          </table:table-cell>
          <table:table-cell table:formula="of:=[Sheet1.Q25]/[Sheet1.$B25]" office:value-type="float" office:value="0.0116365667473469" calcext:value-type="float">
            <text:p>0.0116365667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50 to 54 years</text:span></text:p>
          </table:table-cell>
          <table:table-cell table:formula="of:=[Sheet1.C26]/[Sheet1.$B26]" office:value-type="float" office:value="0.00445026178010471" calcext:value-type="float">
            <text:p>0.0044502618</text:p>
          </table:table-cell>
          <table:table-cell table:formula="of:=[Sheet1.D26]/[Sheet1.$B26]" office:value-type="float" office:value="0.00549738219895288" calcext:value-type="float">
            <text:p>0.0054973822</text:p>
          </table:table-cell>
          <table:table-cell table:formula="of:=[Sheet1.E26]/[Sheet1.$B26]" office:value-type="float" office:value="0.0142233856893543" calcext:value-type="float">
            <text:p>0.0142233857</text:p>
          </table:table-cell>
          <table:table-cell table:formula="of:=[Sheet1.F26]/[Sheet1.$B26]" office:value-type="float" office:value="0.0141361256544503" calcext:value-type="float">
            <text:p>0.0141361257</text:p>
          </table:table-cell>
          <table:table-cell table:formula="of:=[Sheet1.G26]/[Sheet1.$B26]" office:value-type="float" office:value="0.0139616055846422" calcext:value-type="float">
            <text:p>0.0139616056</text:p>
          </table:table-cell>
          <table:table-cell table:formula="of:=[Sheet1.H26]/[Sheet1.$B26]" office:value-type="float" office:value="0.0160558464223386" calcext:value-type="float">
            <text:p>0.0160558464</text:p>
          </table:table-cell>
          <table:table-cell table:formula="of:=[Sheet1.I26]/[Sheet1.$B26]" office:value-type="float" office:value="0.0294066317626527" calcext:value-type="float">
            <text:p>0.0294066318</text:p>
          </table:table-cell>
          <table:table-cell table:formula="of:=[Sheet1.J26]/[Sheet1.$B26]" office:value-type="float" office:value="0.302530541012216" calcext:value-type="float">
            <text:p>0.302530541</text:p>
          </table:table-cell>
          <table:table-cell table:formula="of:=[Sheet1.K26]/[Sheet1.$B26]" office:value-type="float" office:value="0.169284467713787" calcext:value-type="float">
            <text:p>0.1692844677</text:p>
          </table:table-cell>
          <table:table-cell table:formula="of:=[Sheet1.L26]/[Sheet1.$B26]" office:value-type="float" office:value="0.0495636998254799" calcext:value-type="float">
            <text:p>0.0495636998</text:p>
          </table:table-cell>
          <table:table-cell table:formula="of:=[Sheet1.M26]/[Sheet1.$B26]" office:value-type="float" office:value="0.0723385689354276" calcext:value-type="float">
            <text:p>0.0723385689</text:p>
          </table:table-cell>
          <table:table-cell table:formula="of:=[Sheet1.N26]/[Sheet1.$B26]" office:value-type="float" office:value="0.198429319371728" calcext:value-type="float">
            <text:p>0.1984293194</text:p>
          </table:table-cell>
          <table:table-cell table:formula="of:=[Sheet1.O26]/[Sheet1.$B26]" office:value-type="float" office:value="0.0831588132635253" calcext:value-type="float">
            <text:p>0.0831588133</text:p>
          </table:table-cell>
          <table:table-cell table:formula="of:=[Sheet1.P26]/[Sheet1.$B26]" office:value-type="float" office:value="0.0147469458987784" calcext:value-type="float">
            <text:p>0.0147469459</text:p>
          </table:table-cell>
          <table:table-cell table:formula="of:=[Sheet1.Q26]/[Sheet1.$B26]" office:value-type="float" office:value="0.012303664921466" calcext:value-type="float">
            <text:p>0.0123036649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5</text:span><text:span text:style-name="T1">5 to 59 years</text:span></text:p>
          </table:table-cell>
          <table:table-cell table:formula="of:=[Sheet1.C27]/[Sheet1.$B27]" office:value-type="float" office:value="0.00306094054354884" calcext:value-type="float">
            <text:p>0.0030609405</text:p>
          </table:table-cell>
          <table:table-cell table:formula="of:=[Sheet1.D27]/[Sheet1.$B27]" office:value-type="float" office:value="0.00695668305352008" calcext:value-type="float">
            <text:p>0.0069566831</text:p>
          </table:table-cell>
          <table:table-cell table:formula="of:=[Sheet1.E27]/[Sheet1.$B27]" office:value-type="float" office:value="0.014191633429181" calcext:value-type="float">
            <text:p>0.0141916334</text:p>
          </table:table-cell>
          <table:table-cell table:formula="of:=[Sheet1.F27]/[Sheet1.$B27]" office:value-type="float" office:value="0.015582970039885" calcext:value-type="float">
            <text:p>0.01558297</text:p>
          </table:table-cell>
          <table:table-cell table:formula="of:=[Sheet1.G27]/[Sheet1.$B27]" office:value-type="float" office:value="0.0125220294963361" calcext:value-type="float">
            <text:p>0.0125220295</text:p>
          </table:table-cell>
          <table:table-cell table:formula="of:=[Sheet1.H27]/[Sheet1.$B27]" office:value-type="float" office:value="0.0179018643910583" calcext:value-type="float">
            <text:p>0.0179018644</text:p>
          </table:table-cell>
          <table:table-cell table:formula="of:=[Sheet1.I27]/[Sheet1.$B27]" office:value-type="float" office:value="0.0278267322140803" calcext:value-type="float">
            <text:p>0.0278267322</text:p>
          </table:table-cell>
          <table:table-cell table:formula="of:=[Sheet1.J27]/[Sheet1.$B27]" office:value-type="float" office:value="0.308598460254151" calcext:value-type="float">
            <text:p>0.3085984603</text:p>
          </table:table-cell>
          <table:table-cell table:formula="of:=[Sheet1.K27]/[Sheet1.$B27]" office:value-type="float" office:value="0.168815508765421" calcext:value-type="float">
            <text:p>0.1688155088</text:p>
          </table:table-cell>
          <table:table-cell table:formula="of:=[Sheet1.L27]/[Sheet1.$B27]" office:value-type="float" office:value="0.0484185140524998" calcext:value-type="float">
            <text:p>0.0484185141</text:p>
          </table:table-cell>
          <table:table-cell table:formula="of:=[Sheet1.M27]/[Sheet1.$B27]" office:value-type="float" office:value="0.0685465170206845" calcext:value-type="float">
            <text:p>0.068546517</text:p>
          </table:table-cell>
          <table:table-cell table:formula="of:=[Sheet1.N27]/[Sheet1.$B27]" office:value-type="float" office:value="0.192932010017624" calcext:value-type="float">
            <text:p>0.19293201</text:p>
          </table:table-cell>
          <table:table-cell table:formula="of:=[Sheet1.O27]/[Sheet1.$B27]" office:value-type="float" office:value="0.0902513681476672" calcext:value-type="float">
            <text:p>0.0902513681</text:p>
          </table:table-cell>
          <table:table-cell table:formula="of:=[Sheet1.P27]/[Sheet1.$B27]" office:value-type="float" office:value="0.0117799833039607" calcext:value-type="float">
            <text:p>0.0117799833</text:p>
          </table:table-cell>
          <table:table-cell table:formula="of:=[Sheet1.Q27]/[Sheet1.$B27]" office:value-type="float" office:value="0.012800296818477" calcext:value-type="float">
            <text:p>0.0128002968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0 to 64 years</text:span></text:p>
          </table:table-cell>
          <table:table-cell table:formula="of:=[Sheet1.C28]/[Sheet1.$B28]" office:value-type="float" office:value="0.00436774262277618" calcext:value-type="float">
            <text:p>0.0043677426</text:p>
          </table:table-cell>
          <table:table-cell table:formula="of:=[Sheet1.D28]/[Sheet1.$B28]" office:value-type="float" office:value="0.00777671247469905" calcext:value-type="float">
            <text:p>0.0077767125</text:p>
          </table:table-cell>
          <table:table-cell table:formula="of:=[Sheet1.E28]/[Sheet1.$B28]" office:value-type="float" office:value="0.0172579098753595" calcext:value-type="float">
            <text:p>0.0172579099</text:p>
          </table:table-cell>
          <table:table-cell table:formula="of:=[Sheet1.F28]/[Sheet1.$B28]" office:value-type="float" office:value="0.0170448492596144" calcext:value-type="float">
            <text:p>0.0170448493</text:p>
          </table:table-cell>
          <table:table-cell table:formula="of:=[Sheet1.G28]/[Sheet1.$B28]" office:value-type="float" office:value="0.00894854586129754" calcext:value-type="float">
            <text:p>0.0089485459</text:p>
          </table:table-cell>
          <table:table-cell table:formula="of:=[Sheet1.H28]/[Sheet1.$B28]" office:value-type="float" office:value="0.0141685309470544" calcext:value-type="float">
            <text:p>0.0141685309</text:p>
          </table:table-cell>
          <table:table-cell table:formula="of:=[Sheet1.I28]/[Sheet1.$B28]" office:value-type="float" office:value="0.0260999254287845" calcext:value-type="float">
            <text:p>0.0260999254</text:p>
          </table:table-cell>
          <table:table-cell table:formula="of:=[Sheet1.J28]/[Sheet1.$B28]" office:value-type="float" office:value="0.307766059443912" calcext:value-type="float">
            <text:p>0.3077660594</text:p>
          </table:table-cell>
          <table:table-cell table:formula="of:=[Sheet1.K28]/[Sheet1.$B28]" office:value-type="float" office:value="0.187067220624268" calcext:value-type="float">
            <text:p>0.1870672206</text:p>
          </table:table-cell>
          <table:table-cell table:formula="of:=[Sheet1.L28]/[Sheet1.$B28]" office:value-type="float" office:value="0.0471929263875573" calcext:value-type="float">
            <text:p>0.0471929264</text:p>
          </table:table-cell>
          <table:table-cell table:formula="of:=[Sheet1.M28]/[Sheet1.$B28]" office:value-type="float" office:value="0.058698199637797" calcext:value-type="float">
            <text:p>0.0586981996</text:p>
          </table:table-cell>
          <table:table-cell table:formula="of:=[Sheet1.N28]/[Sheet1.$B28]" office:value-type="float" office:value="0.179077447533823" calcext:value-type="float">
            <text:p>0.1790774475</text:p>
          </table:table-cell>
          <table:table-cell table:formula="of:=[Sheet1.O28]/[Sheet1.$B28]" office:value-type="float" office:value="0.0989666560136359" calcext:value-type="float">
            <text:p>0.098966656</text:p>
          </table:table-cell>
          <table:table-cell table:formula="of:=[Sheet1.P28]/[Sheet1.$B28]" office:value-type="float" office:value="0.012464046021093" calcext:value-type="float">
            <text:p>0.012464046</text:p>
          </table:table-cell>
          <table:table-cell table:formula="of:=[Sheet1.Q28]/[Sheet1.$B28]" office:value-type="float" office:value="0.012996697560456" calcext:value-type="float">
            <text:p>0.0129966976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6</text:span><text:span text:style-name="T1">5 to 69 years</text:span></text:p>
          </table:table-cell>
          <table:table-cell table:formula="of:=[Sheet1.C29]/[Sheet1.$B29]" office:value-type="float" office:value="0.00543983017115563" calcext:value-type="float">
            <text:p>0.0054398302</text:p>
          </table:table-cell>
          <table:table-cell table:formula="of:=[Sheet1.D29]/[Sheet1.$B29]" office:value-type="float" office:value="0.0120737694042723" calcext:value-type="float">
            <text:p>0.0120737694</text:p>
          </table:table-cell>
          <table:table-cell table:formula="of:=[Sheet1.E29]/[Sheet1.$B29]" office:value-type="float" office:value="0.0159214541594799" calcext:value-type="float">
            <text:p>0.0159214542</text:p>
          </table:table-cell>
          <table:table-cell table:formula="of:=[Sheet1.F29]/[Sheet1.$B29]" office:value-type="float" office:value="0.0218919994692849" calcext:value-type="float">
            <text:p>0.0218919995</text:p>
          </table:table-cell>
          <table:table-cell table:formula="of:=[Sheet1.G29]/[Sheet1.$B29]" office:value-type="float" office:value="0.0192384237760382" calcext:value-type="float">
            <text:p>0.0192384238</text:p>
          </table:table-cell>
          <table:table-cell table:formula="of:=[Sheet1.H29]/[Sheet1.$B29]" office:value-type="float" office:value="0.0212286055459732" calcext:value-type="float">
            <text:p>0.0212286055</text:p>
          </table:table-cell>
          <table:table-cell table:formula="of:=[Sheet1.I29]/[Sheet1.$B29]" office:value-type="float" office:value="0.0368847021361284" calcext:value-type="float">
            <text:p>0.0368847021</text:p>
          </table:table-cell>
          <table:table-cell table:formula="of:=[Sheet1.J29]/[Sheet1.$B29]" office:value-type="float" office:value="0.358100039803635" calcext:value-type="float">
            <text:p>0.3581000398</text:p>
          </table:table-cell>
          <table:table-cell table:formula="of:=[Sheet1.K29]/[Sheet1.$B29]" office:value-type="float" office:value="0.173278492769006" calcext:value-type="float">
            <text:p>0.1732784928</text:p>
          </table:table-cell>
          <table:table-cell table:formula="of:=[Sheet1.L29]/[Sheet1.$B29]" office:value-type="float" office:value="0.0403343505373491" calcext:value-type="float">
            <text:p>0.0403343505</text:p>
          </table:table-cell>
          <table:table-cell table:formula="of:=[Sheet1.M29]/[Sheet1.$B29]" office:value-type="float" office:value="0.0452434655698554" calcext:value-type="float">
            <text:p>0.0452434656</text:p>
          </table:table-cell>
          <table:table-cell table:formula="of:=[Sheet1.N29]/[Sheet1.$B29]" office:value-type="float" office:value="0.14276237229667" calcext:value-type="float">
            <text:p>0.1427623723</text:p>
          </table:table-cell>
          <table:table-cell table:formula="of:=[Sheet1.O29]/[Sheet1.$B29]" office:value-type="float" office:value="0.0865065675998408" calcext:value-type="float">
            <text:p>0.0865065676</text:p>
          </table:table-cell>
          <table:table-cell table:formula="of:=[Sheet1.P29]/[Sheet1.$B29]" office:value-type="float" office:value="0.00915483614170094" calcext:value-type="float">
            <text:p>0.0091548361</text:p>
          </table:table-cell>
          <table:table-cell table:formula="of:=[Sheet1.Q29]/[Sheet1.$B29]" office:value-type="float" office:value="0.0119410906196099" calcext:value-type="float">
            <text:p>0.0119410906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2">7</text:span><text:span text:style-name="T1">0 to 74 years</text:span></text:p>
          </table:table-cell>
          <table:table-cell table:formula="of:=[Sheet1.C30]/[Sheet1.$B30]" office:value-type="float" office:value="0.00503506563567704" calcext:value-type="float">
            <text:p>0.0050350656</text:p>
          </table:table-cell>
          <table:table-cell table:formula="of:=[Sheet1.D30]/[Sheet1.$B30]" office:value-type="float" office:value="0.00935083618054307" calcext:value-type="float">
            <text:p>0.0093508362</text:p>
          </table:table-cell>
          <table:table-cell table:formula="of:=[Sheet1.E30]/[Sheet1.$B30]" office:value-type="float" office:value="0.0230174429059522" calcext:value-type="float">
            <text:p>0.0230174429</text:p>
          </table:table-cell>
          <table:table-cell table:formula="of:=[Sheet1.F30]/[Sheet1.$B30]" office:value-type="float" office:value="0.0305700413594677" calcext:value-type="float">
            <text:p>0.0305700414</text:p>
          </table:table-cell>
          <table:table-cell table:formula="of:=[Sheet1.G30]/[Sheet1.$B30]" office:value-type="float" office:value="0.0212192051789247" calcext:value-type="float">
            <text:p>0.0212192052</text:p>
          </table:table-cell>
          <table:table-cell table:formula="of:=[Sheet1.H30]/[Sheet1.$B30]" office:value-type="float" office:value="0.0262542708146017" calcext:value-type="float">
            <text:p>0.0262542708</text:p>
          </table:table-cell>
          <table:table-cell table:formula="of:=[Sheet1.I30]/[Sheet1.$B30]" office:value-type="float" office:value="0.0467541809027153" calcext:value-type="float">
            <text:p>0.0467541809</text:p>
          </table:table-cell>
          <table:table-cell table:formula="of:=[Sheet1.J30]/[Sheet1.$B30]" office:value-type="float" office:value="0.383204459629563" calcext:value-type="float">
            <text:p>0.3832044596</text:p>
          </table:table-cell>
          <table:table-cell table:formula="of:=[Sheet1.K30]/[Sheet1.$B30]" office:value-type="float" office:value="0.171192231613019" calcext:value-type="float">
            <text:p>0.1711922316</text:p>
          </table:table-cell>
          <table:table-cell table:formula="of:=[Sheet1.L30]/[Sheet1.$B30]" office:value-type="float" office:value="0.0302103938140622" calcext:value-type="float">
            <text:p>0.0302103938</text:p>
          </table:table-cell>
          <table:table-cell table:formula="of:=[Sheet1.M30]/[Sheet1.$B30]" office:value-type="float" office:value="0.0438770005394713" calcext:value-type="float">
            <text:p>0.0438770005</text:p>
          </table:table-cell>
          <table:table-cell table:formula="of:=[Sheet1.N30]/[Sheet1.$B30]" office:value-type="float" office:value="0.117604747347599" calcext:value-type="float">
            <text:p>0.1176047473</text:p>
          </table:table-cell>
          <table:table-cell table:formula="of:=[Sheet1.O30]/[Sheet1.$B30]" office:value-type="float" office:value="0.0775040460348858" calcext:value-type="float">
            <text:p>0.077504046</text:p>
          </table:table-cell>
          <table:table-cell table:formula="of:=[Sheet1.P30]/[Sheet1.$B30]" office:value-type="float" office:value="0.00503506563567704" calcext:value-type="float">
            <text:p>0.0050350656</text:p>
          </table:table-cell>
          <table:table-cell table:formula="of:=[Sheet1.Q30]/[Sheet1.$B30]" office:value-type="float" office:value="0.00899118863513757" calcext:value-type="float">
            <text:p>0.0089911886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..<text:span text:style-name="T1">75 years and over</text:span></text:p>
          </table:table-cell>
          <table:table-cell table:formula="of:=[Sheet1.C31]/[Sheet1.$B31]" office:value-type="float" office:value="0.00918105031215571" calcext:value-type="float">
            <text:p>0.0091810503</text:p>
          </table:table-cell>
          <table:table-cell table:formula="of:=[Sheet1.D31]/[Sheet1.$B31]" office:value-type="float" office:value="0.0197392581711348" calcext:value-type="float">
            <text:p>0.0197392582</text:p>
          </table:table-cell>
          <table:table-cell table:formula="of:=[Sheet1.E31]/[Sheet1.$B31]" office:value-type="float" office:value="0.0245134043334557" calcext:value-type="float">
            <text:p>0.0245134043</text:p>
          </table:table-cell>
          <table:table-cell table:formula="of:=[Sheet1.F31]/[Sheet1.$B31]" office:value-type="float" office:value="0.0595850165258906" calcext:value-type="float">
            <text:p>0.0595850165</text:p>
          </table:table-cell>
          <table:table-cell table:formula="of:=[Sheet1.G31]/[Sheet1.$B31]" office:value-type="float" office:value="0.0269004774146162" calcext:value-type="float">
            <text:p>0.0269004774</text:p>
          </table:table-cell>
          <table:table-cell table:formula="of:=[Sheet1.H31]/[Sheet1.$B31]" office:value-type="float" office:value="0.0415901579140654" calcext:value-type="float">
            <text:p>0.0415901579</text:p>
          </table:table-cell>
          <table:table-cell table:formula="of:=[Sheet1.I31]/[Sheet1.$B31]" office:value-type="float" office:value="0.0454461990451708" calcext:value-type="float">
            <text:p>0.045446199</text:p>
          </table:table-cell>
          <table:table-cell table:formula="of:=[Sheet1.J31]/[Sheet1.$B31]" office:value-type="float" office:value="0.409658464928388" calcext:value-type="float">
            <text:p>0.4096584649</text:p>
          </table:table-cell>
          <table:table-cell table:formula="of:=[Sheet1.K31]/[Sheet1.$B31]" office:value-type="float" office:value="0.133951524054352" calcext:value-type="float">
            <text:p>0.1339515241</text:p>
          </table:table-cell>
          <table:table-cell table:formula="of:=[Sheet1.L31]/[Sheet1.$B31]" office:value-type="float" office:value="0.0297466030113845" calcext:value-type="float">
            <text:p>0.029746603</text:p>
          </table:table-cell>
          <table:table-cell table:formula="of:=[Sheet1.M31]/[Sheet1.$B31]" office:value-type="float" office:value="0.0365405802423797" calcext:value-type="float">
            <text:p>0.0365405802</text:p>
          </table:table-cell>
          <table:table-cell table:formula="of:=[Sheet1.N31]/[Sheet1.$B31]" office:value-type="float" office:value="0.108703635695924" calcext:value-type="float">
            <text:p>0.1087036357</text:p>
          </table:table-cell>
          <table:table-cell table:formula="of:=[Sheet1.O31]/[Sheet1.$B31]" office:value-type="float" office:value="0.0447117150201983" calcext:value-type="float">
            <text:p>0.044711715</text:p>
          </table:table-cell>
          <table:table-cell table:formula="of:=[Sheet1.P31]/[Sheet1.$B31]" office:value-type="float" office:value="0.00348879911861917" calcext:value-type="float">
            <text:p>0.0034887991</text:p>
          </table:table-cell>
          <table:table-cell table:formula="of:=[Sheet1.Q31]/[Sheet1.$B31]" office:value-type="float" office:value="0.00624311421226588" calcext:value-type="float">
            <text:p>0.0062431142</text:p>
          </table:table-cell>
          <table:table-cell table:number-columns-repeated="100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Cohen</meta:initial-creator>
    <meta:creation-date>2014-01-23T14:11:36</meta:creation-date>
    <dc:date>2014-04-08T13:18:24.594926321</dc:date>
    <meta:generator>LibreOffice/4.1.3.2$Linux_X86_64 LibreOffice_project/410m0$Build-2</meta:generator>
    <meta:document-statistic meta:table-count="2" meta:cell-count="832" meta:object-count="0"/>
    <meta:user-defined meta:name="AppVersion">14.0300</meta:user-defined>
    <meta:user-defined meta:name="Company">U.S. Department of Commer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